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66">
            <text:p>26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86">
            <text:p>48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4">
            <text:p>53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303">
            <text:p>2630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180">
            <text:p>2818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871">
            <text:p>308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1">
            <text:p>2021-04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5 - 1.03)">
            <text:p>(0.65 - 1.0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7">
            <text:p>0.6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75.25">
            <text:p>75.25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434895682829567">
            <text:p>0.0043489568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5258419213">
            <text:p>1.0152584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38.625">
            <text:p>338.6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3306884765625">
            <text:p>0.0330688477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1788432222009">
            <text:p>1.1178843222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1.3054241965693">
            <text:p>21.305424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72">
            <text:p>372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57177148343735">
            <text:p>0.0357177148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2751248202017">
            <text:p>1.127512482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19.7508042433373">
            <text:p>19.7508042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30">
            <text:p>1033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60.375">
            <text:p>60.375</text:p>
          </table:table-cell>
          <table:table-cell office:value-type="float" office:value="75.25">
            <text:p>75.25</text:p>
          </table:table-cell>
          <table:table-cell office:value-type="float" office:value="0.0114919884423431">
            <text:p>0.0114919884</text:p>
          </table:table-cell>
          <table:table-cell office:value-type="float" office:value="0.00584462729912875">
            <text:p>0.0058446273</text:p>
          </table:table-cell>
          <table:table-cell office:value-type="float" office:value="0.00434895682829567">
            <text:p>0.0043489568</text:p>
          </table:table-cell>
          <table:table-cell office:value-type="float" office:value="1.04048080851298">
            <text:p>1.0404808085</text:p>
          </table:table-cell>
          <table:table-cell office:value-type="float" office:value="1.02052314849675">
            <text:p>1.0205231485</text:p>
          </table:table-cell>
          <table:table-cell office:value-type="float" office:value="1.015258419213">
            <text:p>1.0152584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589">
            <text:p>1058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83.75">
            <text:p>183.75</text:p>
          </table:table-cell>
          <table:table-cell office:value-type="float" office:value="194.75">
            <text:p>194.75</text:p>
          </table:table-cell>
          <table:table-cell office:value-type="float" office:value="-0.00668697033898305">
            <text:p>-0.0066869703</text:p>
          </table:table-cell>
          <table:table-cell office:value-type="float" office:value="0.0173529134006988">
            <text:p>0.0173529134</text:p>
          </table:table-cell>
          <table:table-cell office:value-type="float" office:value="0.0125620847577888">
            <text:p>0.0125620848</text:p>
          </table:table-cell>
          <table:table-cell office:value-type="float" office:value="0.976683246335296">
            <text:p>0.9766832463</text:p>
          </table:table-cell>
          <table:table-cell office:value-type="float" office:value="1.06132539916529">
            <text:p>1.0613253992</text:p>
          </table:table-cell>
          <table:table-cell office:value-type="float" office:value="1.04427659636025">
            <text:p>1.0442765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7243">
            <text:p>17243</text:p>
          </table:table-cell>
          <table:table-cell office:value-type="float" office:value="-82.75">
            <text:p>-82.75</text:p>
          </table:table-cell>
          <table:table-cell office:value-type="float" office:value="343">
            <text:p>343</text:p>
          </table:table-cell>
          <table:table-cell office:value-type="float" office:value="542.5">
            <text:p>542.5</text:p>
          </table:table-cell>
          <table:table-cell office:value-type="float" office:value="-0.0106499356499356">
            <text:p>-0.0106499356</text:p>
          </table:table-cell>
          <table:table-cell office:value-type="float" office:value="0.0328607012837708">
            <text:p>0.0328607013</text:p>
          </table:table-cell>
          <table:table-cell office:value-type="float" office:value="0.0314620425679986">
            <text:p>0.0314620426</text:p>
          </table:table-cell>
          <table:table-cell office:value-type="float" office:value="0.962947530638747">
            <text:p>0.9629475306</text:p>
          </table:table-cell>
          <table:table-cell office:value-type="float" office:value="1.11712891284337">
            <text:p>1.1171289128</text:p>
          </table:table-cell>
          <table:table-cell office:value-type="float" office:value="1.11205727482819">
            <text:p>1.1120572748</text:p>
          </table:table-cell>
          <table:table-cell office:value-type="float" office:value="0">
            <text:p>0</text:p>
          </table:table-cell>
          <table:table-cell office:value-type="float" office:value="21.4382053655104">
            <text:p>21.4382053655</text:p>
          </table:table-cell>
          <table:table-cell office:value-type="float" office:value="22.3760042737428">
            <text:p>22.376004273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535">
            <text:p>11535</text:p>
          </table:table-cell>
          <table:table-cell office:value-type="float" office:value="19650">
            <text:p>19650</text:p>
          </table:table-cell>
          <table:table-cell office:value-type="float" office:value="325.75">
            <text:p>325.75</text:p>
          </table:table-cell>
          <table:table-cell office:value-type="float" office:value="357.625">
            <text:p>357.625</text:p>
          </table:table-cell>
          <table:table-cell office:value-type="float" office:value="571.75">
            <text:p>571.75</text:p>
          </table:table-cell>
          <table:table-cell office:value-type="float" office:value="0.0401565581854043">
            <text:p>0.0401565582</text:p>
          </table:table-cell>
          <table:table-cell office:value-type="float" office:value="0.0310034677069788">
            <text:p>0.0310034677</text:p>
          </table:table-cell>
          <table:table-cell office:value-type="float" office:value="0.0290966921119593">
            <text:p>0.0290966921</text:p>
          </table:table-cell>
          <table:table-cell office:value-type="float" office:value="1.1437085500129">
            <text:p>1.14370855</text:p>
          </table:table-cell>
          <table:table-cell office:value-type="float" office:value="1.11039611839375">
            <text:p>1.1103961184</text:p>
          </table:table-cell>
          <table:table-cell office:value-type="float" office:value="1.1034977926759">
            <text:p>1.1034977927</text:p>
          </table:table-cell>
          <table:table-cell office:value-type="float" office:value="17.6054197494167">
            <text:p>17.6054197494</text:p>
          </table:table-cell>
          <table:table-cell office:value-type="float" office:value="22.7018955595715">
            <text:p>22.7018955596</text:p>
          </table:table-cell>
          <table:table-cell office:value-type="float" office:value="24.1671155939832">
            <text:p>24.16711559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061">
            <text:p>8061</text:p>
          </table:table-cell>
          <table:table-cell office:value-type="float" office:value="12434">
            <text:p>12434</text:p>
          </table:table-cell>
          <table:table-cell office:value-type="float" office:value="18333">
            <text:p>18333</text:p>
          </table:table-cell>
          <table:table-cell office:value-type="float" office:value="65.75">
            <text:p>65.75</text:p>
          </table:table-cell>
          <table:table-cell office:value-type="float" office:value="59.25">
            <text:p>59.25</text:p>
          </table:table-cell>
          <table:table-cell office:value-type="float" office:value="845">
            <text:p>845</text:p>
          </table:table-cell>
          <table:table-cell office:value-type="float" office:value="0.00815655625852872">
            <text:p>0.0081565563</text:p>
          </table:table-cell>
          <table:table-cell office:value-type="float" office:value="0.0047651600450378">
            <text:p>0.00476516</text:p>
          </table:table-cell>
          <table:table-cell office:value-type="float" office:value="0.046091747122675">
            <text:p>0.0460917471</text:p>
          </table:table-cell>
          <table:table-cell office:value-type="float" office:value="1.02867834454845">
            <text:p>1.0286783445</text:p>
          </table:table-cell>
          <table:table-cell office:value-type="float" office:value="1.01672256538813">
            <text:p>1.0167225654</text:p>
          </table:table-cell>
          <table:table-cell office:value-type="float" office:value="1.16548503526889">
            <text:p>1.165485035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823936429775">
            <text:p>15.38239364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285">
            <text:p>8285</text:p>
          </table:table-cell>
          <table:table-cell office:value-type="float" office:value="11486">
            <text:p>11486</text:p>
          </table:table-cell>
          <table:table-cell office:value-type="float" office:value="17793">
            <text:p>17793</text:p>
          </table:table-cell>
          <table:table-cell office:value-type="float" office:value="165.5">
            <text:p>165.5</text:p>
          </table:table-cell>
          <table:table-cell office:value-type="float" office:value="151.875">
            <text:p>151.875</text:p>
          </table:table-cell>
          <table:table-cell office:value-type="float" office:value="1015.75">
            <text:p>1015.75</text:p>
          </table:table-cell>
          <table:table-cell office:value-type="float" office:value="0.01997585998793">
            <text:p>0.01997586</text:p>
          </table:table-cell>
          <table:table-cell office:value-type="float" office:value="0.0132226188403274">
            <text:p>0.0132226188</text:p>
          </table:table-cell>
          <table:table-cell office:value-type="float" office:value="0.057087056707694">
            <text:p>0.0570870567</text:p>
          </table:table-cell>
          <table:table-cell office:value-type="float" office:value="1.07069761852298">
            <text:p>1.0706976185</text:p>
          </table:table-cell>
          <table:table-cell office:value-type="float" office:value="1.04662184773318">
            <text:p>1.0466218477</text:p>
          </table:table-cell>
          <table:table-cell office:value-type="float" office:value="1.20619220528228">
            <text:p>1.2061922053</text:p>
          </table:table-cell>
          <table:table-cell table:number-columns-repeated="2" office:value-type="float" office:value="0">
            <text:p>0</text:p>
          </table:table-cell>
          <table:table-cell office:value-type="float" office:value="12.4852993127451">
            <text:p>12.485299312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736">
            <text:p>12736</text:p>
          </table:table-cell>
          <table:table-cell office:value-type="float" office:value="18329">
            <text:p>18329</text:p>
          </table:table-cell>
          <table:table-cell office:value-type="float" office:value="248.5">
            <text:p>248.5</text:p>
          </table:table-cell>
          <table:table-cell office:value-type="float" office:value="335.625">
            <text:p>335.625</text:p>
          </table:table-cell>
          <table:table-cell office:value-type="float" office:value="1022.25">
            <text:p>1022.25</text:p>
          </table:table-cell>
          <table:table-cell office:value-type="float" office:value="0.0303641251221896">
            <text:p>0.0303641251</text:p>
          </table:table-cell>
          <table:table-cell office:value-type="float" office:value="0.0263524654522613">
            <text:p>0.0263524655</text:p>
          </table:table-cell>
          <table:table-cell office:value-type="float" office:value="0.055772273446451">
            <text:p>0.0557722734</text:p>
          </table:table-cell>
          <table:table-cell office:value-type="float" office:value="1.10808151891276">
            <text:p>1.1080815189</text:p>
          </table:table-cell>
          <table:table-cell office:value-type="float" office:value="1.09359475585632">
            <text:p>1.0935947559</text:p>
          </table:table-cell>
          <table:table-cell office:value-type="float" office:value="1.20129962817393">
            <text:p>1.2012996282</text:p>
          </table:table-cell>
          <table:table-cell office:value-type="float" office:value="23.1726789176139">
            <text:p>23.1726789176</text:p>
          </table:table-cell>
          <table:table-cell office:value-type="float" office:value="26.6480059382587">
            <text:p>26.6480059383</text:p>
          </table:table-cell>
          <table:table-cell office:value-type="float" office:value="12.7716067768602">
            <text:p>12.771606776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652">
            <text:p>13652</text:p>
          </table:table-cell>
          <table:table-cell office:value-type="float" office:value="18996">
            <text:p>18996</text:p>
          </table:table-cell>
          <table:table-cell office:value-type="float" office:value="325.75">
            <text:p>325.75</text:p>
          </table:table-cell>
          <table:table-cell office:value-type="float" office:value="502.875">
            <text:p>502.875</text:p>
          </table:table-cell>
          <table:table-cell office:value-type="float" office:value="646.625">
            <text:p>646.625</text:p>
          </table:table-cell>
          <table:table-cell office:value-type="float" office:value="0.0401565581854043">
            <text:p>0.0401565582</text:p>
          </table:table-cell>
          <table:table-cell office:value-type="float" office:value="0.0368352622326399">
            <text:p>0.0368352622</text:p>
          </table:table-cell>
          <table:table-cell office:value-type="float" office:value="0.0340400610654875">
            <text:p>0.0340400611</text:p>
          </table:table-cell>
          <table:table-cell office:value-type="float" office:value="1.1437085500129">
            <text:p>1.14370855</text:p>
          </table:table-cell>
          <table:table-cell office:value-type="float" office:value="1.13158281743998">
            <text:p>1.1315828174</text:p>
          </table:table-cell>
          <table:table-cell office:value-type="float" office:value="1.1214113162136">
            <text:p>1.1214113162</text:p>
          </table:table-cell>
          <table:table-cell office:value-type="float" office:value="17.6054197494167">
            <text:p>17.6054197494</text:p>
          </table:table-cell>
          <table:table-cell office:value-type="float" office:value="19.1619742483779">
            <text:p>19.1619742484</text:p>
          </table:table-cell>
          <table:table-cell office:value-type="float" office:value="20.7073292241696">
            <text:p>20.707329224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061">
            <text:p>8061</text:p>
          </table:table-cell>
          <table:table-cell office:value-type="float" office:value="13588">
            <text:p>13588</text:p>
          </table:table-cell>
          <table:table-cell office:value-type="float" office:value="20490">
            <text:p>20490</text:p>
          </table:table-cell>
          <table:table-cell office:value-type="float" office:value="108.5">
            <text:p>108.5</text:p>
          </table:table-cell>
          <table:table-cell office:value-type="float" office:value="644.625">
            <text:p>644.625</text:p>
          </table:table-cell>
          <table:table-cell office:value-type="float" office:value="703.75">
            <text:p>703.75</text:p>
          </table:table-cell>
          <table:table-cell office:value-type="float" office:value="0.0134598685026672">
            <text:p>0.0134598685</text:p>
          </table:table-cell>
          <table:table-cell office:value-type="float" office:value="0.047440756549897">
            <text:p>0.0474407565</text:p>
          </table:table-cell>
          <table:table-cell office:value-type="float" office:value="0.0343460224499756">
            <text:p>0.0343460224</text:p>
          </table:table-cell>
          <table:table-cell office:value-type="float" office:value="1.04746462915715">
            <text:p>1.0474646292</text:p>
          </table:table-cell>
          <table:table-cell office:value-type="float" office:value="1.17045387367341">
            <text:p>1.1704538737</text:p>
          </table:table-cell>
          <table:table-cell office:value-type="float" office:value="1.12252319112086">
            <text:p>1.1225231911</text:p>
          </table:table-cell>
          <table:table-cell office:value-type="float" office:value="0">
            <text:p>0</text:p>
          </table:table-cell>
          <table:table-cell office:value-type="float" office:value="14.9546916680797">
            <text:p>14.9546916681</text:p>
          </table:table-cell>
          <table:table-cell office:value-type="float" office:value="20.5259171420215">
            <text:p>20.52591714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370">
            <text:p>8370</text:p>
          </table:table-cell>
          <table:table-cell office:value-type="float" office:value="13725">
            <text:p>13725</text:p>
          </table:table-cell>
          <table:table-cell office:value-type="float" office:value="23262">
            <text:p>23262</text:p>
          </table:table-cell>
          <table:table-cell office:value-type="float" office:value="135.875">
            <text:p>135.875</text:p>
          </table:table-cell>
          <table:table-cell office:value-type="float" office:value="512.5">
            <text:p>512.5</text:p>
          </table:table-cell>
          <table:table-cell office:value-type="float" office:value="895.75">
            <text:p>895.75</text:p>
          </table:table-cell>
          <table:table-cell office:value-type="float" office:value="0.0162335722819594">
            <text:p>0.0162335723</text:p>
          </table:table-cell>
          <table:table-cell office:value-type="float" office:value="0.0373406193078324">
            <text:p>0.0373406193</text:p>
          </table:table-cell>
          <table:table-cell office:value-type="float" office:value="0.0385070071361018">
            <text:p>0.0385070071</text:p>
          </table:table-cell>
          <table:table-cell office:value-type="float" office:value="1.05733401957016">
            <text:p>1.0573340196</text:p>
          </table:table-cell>
          <table:table-cell office:value-type="float" office:value="1.13342503840399">
            <text:p>1.1334250384</text:p>
          </table:table-cell>
          <table:table-cell office:value-type="float" office:value="1.13768079258957">
            <text:p>1.1376807926</text:p>
          </table:table-cell>
          <table:table-cell office:value-type="float" office:value="0">
            <text:p>0</text:p>
          </table:table-cell>
          <table:table-cell office:value-type="float" office:value="18.9072756693275">
            <text:p>18.9072756693</text:p>
          </table:table-cell>
          <table:table-cell office:value-type="float" office:value="18.3449378548874">
            <text:p>18.344937854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9912">
            <text:p>9912</text:p>
          </table:table-cell>
          <table:table-cell office:value-type="float" office:value="15070">
            <text:p>15070</text:p>
          </table:table-cell>
          <table:table-cell office:value-type="float" office:value="25159">
            <text:p>25159</text:p>
          </table:table-cell>
          <table:table-cell office:value-type="float" office:value="289.625">
            <text:p>289.625</text:p>
          </table:table-cell>
          <table:table-cell office:value-type="float" office:value="594.75">
            <text:p>594.75</text:p>
          </table:table-cell>
          <table:table-cell office:value-type="float" office:value="890.375">
            <text:p>890.375</text:p>
          </table:table-cell>
          <table:table-cell office:value-type="float" office:value="0.0292196327683616">
            <text:p>0.0292196328</text:p>
          </table:table-cell>
          <table:table-cell office:value-type="float" office:value="0.0394658261446583">
            <text:p>0.0394658261</text:p>
          </table:table-cell>
          <table:table-cell office:value-type="float" office:value="0.0353899201081124">
            <text:p>0.0353899201</text:p>
          </table:table-cell>
          <table:table-cell office:value-type="float" office:value="1.10394213708994">
            <text:p>1.1039421371</text:p>
          </table:table-cell>
          <table:table-cell office:value-type="float" office:value="1.14118319231553">
            <text:p>1.1411831923</text:p>
          </table:table-cell>
          <table:table-cell office:value-type="float" office:value="1.1263195154111">
            <text:p>1.1263195154</text:p>
          </table:table-cell>
          <table:table-cell office:value-type="float" office:value="24.0668775664363">
            <text:p>24.0668775664</text:p>
          </table:table-cell>
          <table:table-cell office:value-type="float" office:value="17.9075627478228">
            <text:p>17.9075627478</text:p>
          </table:table-cell>
          <table:table-cell office:value-type="float" office:value="19.9305705712335">
            <text:p>19.930570571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9">
            <text:p>589</text:p>
          </table:table-cell>
          <table:table-cell office:value-type="float" office:value="11041">
            <text:p>11041</text:p>
          </table:table-cell>
          <table:table-cell office:value-type="float" office:value="14812">
            <text:p>14812</text:p>
          </table:table-cell>
          <table:table-cell office:value-type="float" office:value="24917">
            <text:p>24917</text:p>
          </table:table-cell>
          <table:table-cell office:value-type="float" office:value="450.25">
            <text:p>450.25</text:p>
          </table:table-cell>
          <table:table-cell office:value-type="float" office:value="643.125">
            <text:p>643.125</text:p>
          </table:table-cell>
          <table:table-cell office:value-type="float" office:value="1062.375">
            <text:p>1062.375</text:p>
          </table:table-cell>
          <table:table-cell office:value-type="float" office:value="0.0407798206684177">
            <text:p>0.0407798207</text:p>
          </table:table-cell>
          <table:table-cell office:value-type="float" office:value="0.0434191871455577">
            <text:p>0.0434191871</text:p>
          </table:table-cell>
          <table:table-cell office:value-type="float" office:value="0.0426365533571457">
            <text:p>0.0426365534</text:p>
          </table:table-cell>
          <table:table-cell office:value-type="float" office:value="1.14598884013601">
            <text:p>1.1459888401</text:p>
          </table:table-cell>
          <table:table-cell office:value-type="float" office:value="1.15566219760172">
            <text:p>1.1556621976</text:p>
          </table:table-cell>
          <table:table-cell office:value-type="float" office:value="1.15279097308708">
            <text:p>1.1527909731</text:p>
          </table:table-cell>
          <table:table-cell office:value-type="float" office:value="17.3415730868172">
            <text:p>17.3415730868</text:p>
          </table:table-cell>
          <table:table-cell office:value-type="float" office:value="16.3081940674297">
            <text:p>16.3081940674</text:p>
          </table:table-cell>
          <table:table-cell office:value-type="float" office:value="16.6012729319895">
            <text:p>16.60127293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680">
            <text:p>10680</text:p>
          </table:table-cell>
          <table:table-cell office:value-type="float" office:value="15300">
            <text:p>15300</text:p>
          </table:table-cell>
          <table:table-cell office:value-type="float" office:value="24327">
            <text:p>24327</text:p>
          </table:table-cell>
          <table:table-cell office:value-type="float" office:value="464.125">
            <text:p>464.125</text:p>
          </table:table-cell>
          <table:table-cell office:value-type="float" office:value="525.875">
            <text:p>525.875</text:p>
          </table:table-cell>
          <table:table-cell office:value-type="float" office:value="885.75">
            <text:p>885.75</text:p>
          </table:table-cell>
          <table:table-cell office:value-type="float" office:value="0.0434573970037453">
            <text:p>0.043457397</text:p>
          </table:table-cell>
          <table:table-cell office:value-type="float" office:value="0.0343709150326797">
            <text:p>0.034370915</text:p>
          </table:table-cell>
          <table:table-cell office:value-type="float" office:value="0.0364101615488963">
            <text:p>0.0364101615</text:p>
          </table:table-cell>
          <table:table-cell office:value-type="float" office:value="1.15580243840762">
            <text:p>1.1558024384</text:p>
          </table:table-cell>
          <table:table-cell office:value-type="float" office:value="1.12261366782274">
            <text:p>1.1226136678</text:p>
          </table:table-cell>
          <table:table-cell office:value-type="float" office:value="1.13003393715461">
            <text:p>1.1300339372</text:p>
          </table:table-cell>
          <table:table-cell office:value-type="float" office:value="16.2941555604077">
            <text:p>16.2941555604</text:p>
          </table:table-cell>
          <table:table-cell office:value-type="float" office:value="20.5112997741632">
            <text:p>20.5112997742</text:p>
          </table:table-cell>
          <table:table-cell office:value-type="float" office:value="19.3816983569367">
            <text:p>19.381698356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10288">
            <text:p>10288</text:p>
          </table:table-cell>
          <table:table-cell office:value-type="float" office:value="17038">
            <text:p>17038</text:p>
          </table:table-cell>
          <table:table-cell office:value-type="float" office:value="24412">
            <text:p>24412</text:p>
          </table:table-cell>
          <table:table-cell office:value-type="float" office:value="634.125">
            <text:p>634.125</text:p>
          </table:table-cell>
          <table:table-cell office:value-type="float" office:value="617.625">
            <text:p>617.625</text:p>
          </table:table-cell>
          <table:table-cell office:value-type="float" office:value="868.875">
            <text:p>868.875</text:p>
          </table:table-cell>
          <table:table-cell office:value-type="float" office:value="0.0616373444790047">
            <text:p>0.0616373445</text:p>
          </table:table-cell>
          <table:table-cell office:value-type="float" office:value="0.036249853269163">
            <text:p>0.0362498533</text:p>
          </table:table-cell>
          <table:table-cell office:value-type="float" office:value="0.035592126822874">
            <text:p>0.0355921268</text:p>
          </table:table-cell>
          <table:table-cell office:value-type="float" office:value="1.22317706365599">
            <text:p>1.2231770637</text:p>
          </table:table-cell>
          <table:table-cell office:value-type="float" office:value="1.12945002809166">
            <text:p>1.1294500281</text:p>
          </table:table-cell>
          <table:table-cell office:value-type="float" office:value="1.12705537088394">
            <text:p>1.1270553709</text:p>
          </table:table-cell>
          <table:table-cell office:value-type="float" office:value="11.5886906596953">
            <text:p>11.5886906597</text:p>
          </table:table-cell>
          <table:table-cell office:value-type="float" office:value="19.4658957496947">
            <text:p>19.4658957497</text:p>
          </table:table-cell>
          <table:table-cell office:value-type="float" office:value="19.8192868778344">
            <text:p>19.819286877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551">
            <text:p>10551</text:p>
          </table:table-cell>
          <table:table-cell office:value-type="float" office:value="17900">
            <text:p>17900</text:p>
          </table:table-cell>
          <table:table-cell office:value-type="float" office:value="26426">
            <text:p>26426</text:p>
          </table:table-cell>
          <table:table-cell office:value-type="float" office:value="654.25">
            <text:p>654.25</text:p>
          </table:table-cell>
          <table:table-cell office:value-type="float" office:value="1041.125">
            <text:p>1041.125</text:p>
          </table:table-cell>
          <table:table-cell office:value-type="float" office:value="596.5">
            <text:p>596.5</text:p>
          </table:table-cell>
          <table:table-cell office:value-type="float" office:value="0.0620083404416643">
            <text:p>0.0620083404</text:p>
          </table:table-cell>
          <table:table-cell office:value-type="float" office:value="0.0581634078212291">
            <text:p>0.0581634078</text:p>
          </table:table-cell>
          <table:table-cell office:value-type="float" office:value="0.0225724665102551">
            <text:p>0.0225724665</text:p>
          </table:table-cell>
          <table:table-cell office:value-type="float" office:value="1.22456545874311">
            <text:p>1.2245654587</text:p>
          </table:table-cell>
          <table:table-cell office:value-type="float" office:value="1.21020257211268">
            <text:p>1.2102025721</text:p>
          </table:table-cell>
          <table:table-cell office:value-type="float" office:value="1.08000228462483">
            <text:p>1.0800022846</text:p>
          </table:table-cell>
          <table:table-cell office:value-type="float" office:value="11.5213882143995">
            <text:p>11.5213882144</text:p>
          </table:table-cell>
          <table:table-cell office:value-type="float" office:value="12.2605463023435">
            <text:p>12.2605463023</text:p>
          </table:table-cell>
          <table:table-cell office:value-type="float" office:value="31.052924485607">
            <text:p>31.052924485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966">
            <text:p>10966</text:p>
          </table:table-cell>
          <table:table-cell office:value-type="float" office:value="18365">
            <text:p>18365</text:p>
          </table:table-cell>
          <table:table-cell office:value-type="float" office:value="27260">
            <text:p>27260</text:p>
          </table:table-cell>
          <table:table-cell office:value-type="float" office:value="291.75">
            <text:p>291.75</text:p>
          </table:table-cell>
          <table:table-cell office:value-type="float" office:value="576.625">
            <text:p>576.625</text:p>
          </table:table-cell>
          <table:table-cell office:value-type="float" office:value="458">
            <text:p>458</text:p>
          </table:table-cell>
          <table:table-cell office:value-type="float" office:value="0.0266049607878898">
            <text:p>0.0266049608</text:p>
          </table:table-cell>
          <table:table-cell office:value-type="float" office:value="0.0313980397495236">
            <text:p>0.0313980397</text:p>
          </table:table-cell>
          <table:table-cell office:value-type="float" office:value="0.0168011738811445">
            <text:p>0.0168011739</text:p>
          </table:table-cell>
          <table:table-cell office:value-type="float" office:value="1.09450469767712">
            <text:p>1.0945046977</text:p>
          </table:table-cell>
          <table:table-cell office:value-type="float" office:value="1.11182537944755">
            <text:p>1.1118253794</text:p>
          </table:table-cell>
          <table:table-cell office:value-type="float" office:value="1.05935737629382">
            <text:p>1.0593573763</text:p>
          </table:table-cell>
          <table:table-cell office:value-type="float" office:value="26.3983627831358">
            <text:p>26.3983627831</text:p>
          </table:table-cell>
          <table:table-cell office:value-type="float" office:value="22.4209170363945">
            <text:p>22.4209170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890">
            <text:p>11890</text:p>
          </table:table-cell>
          <table:table-cell office:value-type="float" office:value="17900">
            <text:p>17900</text:p>
          </table:table-cell>
          <table:table-cell office:value-type="float" office:value="28024">
            <text:p>28024</text:p>
          </table:table-cell>
          <table:table-cell office:value-type="float" office:value="412.25">
            <text:p>412.25</text:p>
          </table:table-cell>
          <table:table-cell office:value-type="float" office:value="704">
            <text:p>704</text:p>
          </table:table-cell>
          <table:table-cell office:value-type="float" office:value="347.875">
            <text:p>347.875</text:p>
          </table:table-cell>
          <table:table-cell office:value-type="float" office:value="0.0346719932716569">
            <text:p>0.0346719933</text:p>
          </table:table-cell>
          <table:table-cell office:value-type="float" office:value="0.0393296089385475">
            <text:p>0.0393296089</text:p>
          </table:table-cell>
          <table:table-cell office:value-type="float" office:value="0.0124134670282615">
            <text:p>0.012413467</text:p>
          </table:table-cell>
          <table:table-cell office:value-type="float" office:value="1.12370818480096">
            <text:p>1.1237081848</text:p>
          </table:table-cell>
          <table:table-cell office:value-type="float" office:value="1.14068539483786">
            <text:p>1.1406853948</text:p>
          </table:table-cell>
          <table:table-cell office:value-type="float" office:value="1.04374915915969">
            <text:p>1.0437491592</text:p>
          </table:table-cell>
          <table:table-cell office:value-type="float" office:value="20.3361632968636">
            <text:p>20.3361632969</text:p>
          </table:table-cell>
          <table:table-cell office:value-type="float" office:value="17.9684001472546">
            <text:p>17.9684001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3360">
            <text:p>13360</text:p>
          </table:table-cell>
          <table:table-cell office:value-type="float" office:value="18154">
            <text:p>18154</text:p>
          </table:table-cell>
          <table:table-cell office:value-type="float" office:value="29980">
            <text:p>29980</text:p>
          </table:table-cell>
          <table:table-cell office:value-type="float" office:value="471.375">
            <text:p>471.375</text:p>
          </table:table-cell>
          <table:table-cell office:value-type="float" office:value="525.625">
            <text:p>525.625</text:p>
          </table:table-cell>
          <table:table-cell office:value-type="float" office:value="759.125">
            <text:p>759.125</text:p>
          </table:table-cell>
          <table:table-cell office:value-type="float" office:value="0.0352825598802395">
            <text:p>0.0352825599</text:p>
          </table:table-cell>
          <table:table-cell office:value-type="float" office:value="0.0289536741214058">
            <text:p>0.0289536741</text:p>
          </table:table-cell>
          <table:table-cell office:value-type="float" office:value="0.0253210473649099">
            <text:p>0.0253210474</text:p>
          </table:table-cell>
          <table:table-cell office:value-type="float" office:value="1.12592888328298">
            <text:p>1.1259288833</text:p>
          </table:table-cell>
          <table:table-cell office:value-type="float" office:value="1.10298095730537">
            <text:p>1.1029809573</text:p>
          </table:table-cell>
          <table:table-cell office:value-type="float" office:value="1.08988033043891">
            <text:p>1.0898803304</text:p>
          </table:table-cell>
          <table:table-cell office:value-type="float" office:value="19.9901742216744">
            <text:p>19.9901742217</text:p>
          </table:table-cell>
          <table:table-cell office:value-type="float" office:value="24.2847944558633">
            <text:p>24.2847944559</text:p>
          </table:table-cell>
          <table:table-cell office:value-type="float" office:value="27.7194779362838">
            <text:p>27.719477936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870">
            <text:p>14870</text:p>
          </table:table-cell>
          <table:table-cell office:value-type="float" office:value="19336">
            <text:p>19336</text:p>
          </table:table-cell>
          <table:table-cell office:value-type="float" office:value="30957">
            <text:p>30957</text:p>
          </table:table-cell>
          <table:table-cell office:value-type="float" office:value="410.875">
            <text:p>410.875</text:p>
          </table:table-cell>
          <table:table-cell office:value-type="float" office:value="493.75">
            <text:p>493.75</text:p>
          </table:table-cell>
          <table:table-cell office:value-type="float" office:value="791.625">
            <text:p>791.625</text:p>
          </table:table-cell>
          <table:table-cell office:value-type="float" office:value="0.0276311365164761">
            <text:p>0.0276311365</text:p>
          </table:table-cell>
          <table:table-cell office:value-type="float" office:value="0.0255352709971038">
            <text:p>0.025535271</text:p>
          </table:table-cell>
          <table:table-cell office:value-type="float" office:value="0.0255717608295377">
            <text:p>0.0255717608</text:p>
          </table:table-cell>
          <table:table-cell office:value-type="float" office:value="1.09820539802984">
            <text:p>1.098205398</text:p>
          </table:table-cell>
          <table:table-cell office:value-type="float" office:value="1.09065146661706">
            <text:p>1.0906514666</text:p>
          </table:table-cell>
          <table:table-cell office:value-type="float" office:value="1.09078283620915">
            <text:p>1.0907828362</text:p>
          </table:table-cell>
          <table:table-cell office:value-type="float" office:value="25.4307274267845">
            <text:p>25.4307274268</text:p>
          </table:table-cell>
          <table:table-cell office:value-type="float" office:value="27.4898136205174">
            <text:p>27.4898136205</text:p>
          </table:table-cell>
          <table:table-cell office:value-type="float" office:value="27.4510772196021">
            <text:p>27.451077219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820">
            <text:p>13820</text:p>
          </table:table-cell>
          <table:table-cell office:value-type="float" office:value="19930">
            <text:p>19930</text:p>
          </table:table-cell>
          <table:table-cell office:value-type="float" office:value="28689">
            <text:p>28689</text:p>
          </table:table-cell>
          <table:table-cell office:value-type="float" office:value="477">
            <text:p>477</text:p>
          </table:table-cell>
          <table:table-cell office:value-type="float" office:value="480.5">
            <text:p>480.5</text:p>
          </table:table-cell>
          <table:table-cell office:value-type="float" office:value="859">
            <text:p>859</text:p>
          </table:table-cell>
          <table:table-cell office:value-type="float" office:value="0.0345151953690304">
            <text:p>0.0345151954</text:p>
          </table:table-cell>
          <table:table-cell office:value-type="float" office:value="0.0241093828399398">
            <text:p>0.0241093828</text:p>
          </table:table-cell>
          <table:table-cell office:value-type="float" office:value="0.0299417895360591">
            <text:p>0.0299417895</text:p>
          </table:table-cell>
          <table:table-cell office:value-type="float" office:value="1.12313812926588">
            <text:p>1.1231381293</text:p>
          </table:table-cell>
          <table:table-cell office:value-type="float" office:value="1.085522114128">
            <text:p>1.0855221141</text:p>
          </table:table-cell>
          <table:table-cell office:value-type="float" office:value="1.10655342446703">
            <text:p>1.1065534245</text:p>
          </table:table-cell>
          <table:table-cell office:value-type="float" office:value="20.4269910189178">
            <text:p>20.4269910189</text:p>
          </table:table-cell>
          <table:table-cell office:value-type="float" office:value="29.0952980513175">
            <text:p>29.0952980513</text:p>
          </table:table-cell>
          <table:table-cell office:value-type="float" office:value="23.4946942494575">
            <text:p>23.494694249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632">
            <text:p>13632</text:p>
          </table:table-cell>
          <table:table-cell office:value-type="float" office:value="20138">
            <text:p>20138</text:p>
          </table:table-cell>
          <table:table-cell office:value-type="float" office:value="28057">
            <text:p>28057</text:p>
          </table:table-cell>
          <table:table-cell office:value-type="float" office:value="435.75">
            <text:p>435.75</text:p>
          </table:table-cell>
          <table:table-cell office:value-type="float" office:value="884.25">
            <text:p>884.25</text:p>
          </table:table-cell>
          <table:table-cell office:value-type="float" office:value="453.625">
            <text:p>453.625</text:p>
          </table:table-cell>
          <table:table-cell office:value-type="float" office:value="0.0319652288732394">
            <text:p>0.0319652289</text:p>
          </table:table-cell>
          <table:table-cell office:value-type="float" office:value="0.0439095242824511">
            <text:p>0.0439095243</text:p>
          </table:table-cell>
          <table:table-cell office:value-type="float" office:value="0.0161679794703639">
            <text:p>0.0161679795</text:p>
          </table:table-cell>
          <table:table-cell office:value-type="float" office:value="1.1138809817359">
            <text:p>1.1138809817</text:p>
          </table:table-cell>
          <table:table-cell office:value-type="float" office:value="1.15746230578109">
            <text:p>1.1574623058</text:p>
          </table:table-cell>
          <table:table-cell office:value-type="float" office:value="1.05710027912418">
            <text:p>1.0571002791</text:p>
          </table:table-cell>
          <table:table-cell office:value-type="float" office:value="22.0291677566676">
            <text:p>22.0291677567</text:p>
          </table:table-cell>
          <table:table-cell office:value-type="float" office:value="16.1298962904176">
            <text:p>16.1298962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804">
            <text:p>13804</text:p>
          </table:table-cell>
          <table:table-cell office:value-type="float" office:value="21958">
            <text:p>21958</text:p>
          </table:table-cell>
          <table:table-cell office:value-type="float" office:value="31094">
            <text:p>31094</text:p>
          </table:table-cell>
          <table:table-cell office:value-type="float" office:value="374.375">
            <text:p>374.375</text:p>
          </table:table-cell>
          <table:table-cell office:value-type="float" office:value="832.375">
            <text:p>832.375</text:p>
          </table:table-cell>
          <table:table-cell office:value-type="float" office:value="1345.625">
            <text:p>1345.625</text:p>
          </table:table-cell>
          <table:table-cell office:value-type="float" office:value="0.0271207620979426">
            <text:p>0.0271207621</text:p>
          </table:table-cell>
          <table:table-cell office:value-type="float" office:value="0.0379075963202477">
            <text:p>0.0379075963</text:p>
          </table:table-cell>
          <table:table-cell office:value-type="float" office:value="0.043276033961536">
            <text:p>0.043276034</text:p>
          </table:table-cell>
          <table:table-cell office:value-type="float" office:value="1.09636431738687">
            <text:p>1.0963643174</text:p>
          </table:table-cell>
          <table:table-cell office:value-type="float" office:value="1.13549307940407">
            <text:p>1.1354930794</text:p>
          </table:table-cell>
          <table:table-cell office:value-type="float" office:value="1.15513683649164">
            <text:p>1.1551368365</text:p>
          </table:table-cell>
          <table:table-cell office:value-type="float" office:value="25.9028340768728">
            <text:p>25.9028340769</text:p>
          </table:table-cell>
          <table:table-cell office:value-type="float" office:value="18.6296033977603">
            <text:p>18.6296033978</text:p>
          </table:table-cell>
          <table:table-cell office:value-type="float" office:value="16.3610097016209">
            <text:p>16.361009701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14345">
            <text:p>14345</text:p>
          </table:table-cell>
          <table:table-cell office:value-type="float" office:value="22225">
            <text:p>22225</text:p>
          </table:table-cell>
          <table:table-cell office:value-type="float" office:value="32377">
            <text:p>32377</text:p>
          </table:table-cell>
          <table:table-cell office:value-type="float" office:value="245.625">
            <text:p>245.625</text:p>
          </table:table-cell>
          <table:table-cell office:value-type="float" office:value="776.625">
            <text:p>776.625</text:p>
          </table:table-cell>
          <table:table-cell office:value-type="float" office:value="1035">
            <text:p>1035</text:p>
          </table:table-cell>
          <table:table-cell office:value-type="float" office:value="0.0171226908330429">
            <text:p>0.0171226908</text:p>
          </table:table-cell>
          <table:table-cell office:value-type="float" office:value="0.0349437570303712">
            <text:p>0.034943757</text:p>
          </table:table-cell>
          <table:table-cell office:value-type="float" office:value="0.0319671371652716">
            <text:p>0.0319671372</text:p>
          </table:table-cell>
          <table:table-cell office:value-type="float" office:value="1.06050406353672">
            <text:p>1.0605040635</text:p>
          </table:table-cell>
          <table:table-cell office:value-type="float" office:value="1.12469643927088">
            <text:p>1.1246964393</text:p>
          </table:table-cell>
          <table:table-cell office:value-type="float" office:value="1.1138878998812">
            <text:p>1.1138878999</text:p>
          </table:table-cell>
          <table:table-cell office:value-type="float" office:value="0">
            <text:p>0</text:p>
          </table:table-cell>
          <table:table-cell office:value-type="float" office:value="20.1806702535662">
            <text:p>20.1806702536</text:p>
          </table:table-cell>
          <table:table-cell office:value-type="float" office:value="22.0278731895612">
            <text:p>22.027873189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14920">
            <text:p>14920</text:p>
          </table:table-cell>
          <table:table-cell office:value-type="float" office:value="20569">
            <text:p>20569</text:p>
          </table:table-cell>
          <table:table-cell office:value-type="float" office:value="34539">
            <text:p>34539</text:p>
          </table:table-cell>
          <table:table-cell office:value-type="float" office:value="221">
            <text:p>221</text:p>
          </table:table-cell>
          <table:table-cell office:value-type="float" office:value="969">
            <text:p>969</text:p>
          </table:table-cell>
          <table:table-cell office:value-type="float" office:value="1532.5">
            <text:p>1532.5</text:p>
          </table:table-cell>
          <table:table-cell office:value-type="float" office:value="0.0148123324396783">
            <text:p>0.0148123324</text:p>
          </table:table-cell>
          <table:table-cell office:value-type="float" office:value="0.0471097282318051">
            <text:p>0.0471097282</text:p>
          </table:table-cell>
          <table:table-cell office:value-type="float" office:value="0.0443701323141955">
            <text:p>0.0443701323</text:p>
          </table:table-cell>
          <table:table-cell office:value-type="float" office:value="1.05227319771579">
            <text:p>1.0522731977</text:p>
          </table:table-cell>
          <table:table-cell office:value-type="float" office:value="1.1692339287397">
            <text:p>1.1692339287</text:p>
          </table:table-cell>
          <table:table-cell office:value-type="float" office:value="1.15915413203718">
            <text:p>1.159154132</text:p>
          </table:table-cell>
          <table:table-cell office:value-type="float" office:value="0">
            <text:p>0</text:p>
          </table:table-cell>
          <table:table-cell office:value-type="float" office:value="15.057376340403">
            <text:p>15.0573763404</text:p>
          </table:table-cell>
          <table:table-cell office:value-type="float" office:value="15.9659977711881">
            <text:p>15.965997771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5572">
            <text:p>15572</text:p>
          </table:table-cell>
          <table:table-cell office:value-type="float" office:value="22296">
            <text:p>22296</text:p>
          </table:table-cell>
          <table:table-cell office:value-type="float" office:value="38540">
            <text:p>38540</text:p>
          </table:table-cell>
          <table:table-cell office:value-type="float" office:value="203.375">
            <text:p>203.375</text:p>
          </table:table-cell>
          <table:table-cell office:value-type="float" office:value="1117.75">
            <text:p>1117.75</text:p>
          </table:table-cell>
          <table:table-cell office:value-type="float" office:value="1888.625">
            <text:p>1888.625</text:p>
          </table:table-cell>
          <table:table-cell office:value-type="float" office:value="0.0130603005394297">
            <text:p>0.0130603005</text:p>
          </table:table-cell>
          <table:table-cell office:value-type="float" office:value="0.0501323107283818">
            <text:p>0.0501323107</text:p>
          </table:table-cell>
          <table:table-cell office:value-type="float" office:value="0.0490042812662169">
            <text:p>0.0490042813</text:p>
          </table:table-cell>
          <table:table-cell office:value-type="float" office:value="1.04604537193036">
            <text:p>1.0460453719</text:p>
          </table:table-cell>
          <table:table-cell office:value-type="float" office:value="1.18038905476411">
            <text:p>1.1803890548</text:p>
          </table:table-cell>
          <table:table-cell office:value-type="float" office:value="1.1762217668133">
            <text:p>1.1762217668</text:p>
          </table:table-cell>
          <table:table-cell office:value-type="float" office:value="0">
            <text:p>0</text:p>
          </table:table-cell>
          <table:table-cell office:value-type="float" office:value="14.1701043006362">
            <text:p>14.1701043006</text:p>
          </table:table-cell>
          <table:table-cell office:value-type="float" office:value="14.4884352399943">
            <text:p>14.4884352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6648">
            <text:p>16648</text:p>
          </table:table-cell>
          <table:table-cell office:value-type="float" office:value="23568">
            <text:p>23568</text:p>
          </table:table-cell>
          <table:table-cell office:value-type="float" office:value="40937">
            <text:p>40937</text:p>
          </table:table-cell>
          <table:table-cell office:value-type="float" office:value="360.5">
            <text:p>360.5</text:p>
          </table:table-cell>
          <table:table-cell office:value-type="float" office:value="1045.625">
            <text:p>1045.625</text:p>
          </table:table-cell>
          <table:table-cell office:value-type="float" office:value="1727.125">
            <text:p>1727.125</text:p>
          </table:table-cell>
          <table:table-cell office:value-type="float" office:value="0.0216542527630947">
            <text:p>0.0216542528</text:p>
          </table:table-cell>
          <table:table-cell office:value-type="float" office:value="0.0443663017651052">
            <text:p>0.0443663018</text:p>
          </table:table-cell>
          <table:table-cell office:value-type="float" office:value="0.0421898282727117">
            <text:p>0.0421898283</text:p>
          </table:table-cell>
          <table:table-cell office:value-type="float" office:value="1.07670894172978">
            <text:p>1.0767089417</text:p>
          </table:table-cell>
          <table:table-cell office:value-type="float" office:value="1.1591400588932">
            <text:p>1.1591400589</text:p>
          </table:table-cell>
          <table:table-cell office:value-type="float" office:value="1.15115316290947">
            <text:p>1.1511531629</text:p>
          </table:table-cell>
          <table:table-cell office:value-type="float" office:value="32.3550844507101">
            <text:p>32.3550844507</text:p>
          </table:table-cell>
          <table:table-cell office:value-type="float" office:value="15.9673467674499">
            <text:p>15.9673467674</text:p>
          </table:table-cell>
          <table:table-cell office:value-type="float" office:value="16.7734353667853">
            <text:p>16.773435366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755">
            <text:p>16755</text:p>
          </table:table-cell>
          <table:table-cell office:value-type="float" office:value="23180">
            <text:p>23180</text:p>
          </table:table-cell>
          <table:table-cell office:value-type="float" office:value="39112">
            <text:p>39112</text:p>
          </table:table-cell>
          <table:table-cell office:value-type="float" office:value="347.75">
            <text:p>347.75</text:p>
          </table:table-cell>
          <table:table-cell office:value-type="float" office:value="843.875">
            <text:p>843.875</text:p>
          </table:table-cell>
          <table:table-cell office:value-type="float" office:value="2060.125">
            <text:p>2060.125</text:p>
          </table:table-cell>
          <table:table-cell office:value-type="float" office:value="0.0207549985079081">
            <text:p>0.0207549985</text:p>
          </table:table-cell>
          <table:table-cell office:value-type="float" office:value="0.0364053062985332">
            <text:p>0.0364053063</text:p>
          </table:table-cell>
          <table:table-cell office:value-type="float" office:value="0.0526724534669667">
            <text:p>0.0526724535</text:p>
          </table:table-cell>
          <table:table-cell office:value-type="float" office:value="1.07348680390528">
            <text:p>1.0734868039</text:p>
          </table:table-cell>
          <table:table-cell office:value-type="float" office:value="1.13001625084518">
            <text:p>1.1300162508</text:p>
          </table:table-cell>
          <table:table-cell office:value-type="float" office:value="1.18979138634867">
            <text:p>1.1897913863</text:p>
          </table:table-cell>
          <table:table-cell office:value-type="float" office:value="33.7420254337318">
            <text:p>33.7420254337</text:p>
          </table:table-cell>
          <table:table-cell office:value-type="float" office:value="19.384237552069">
            <text:p>19.3842375521</text:p>
          </table:table-cell>
          <table:table-cell office:value-type="float" office:value="13.5031851553697">
            <text:p>13.503185155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588">
            <text:p>15588</text:p>
          </table:table-cell>
          <table:table-cell office:value-type="float" office:value="24628">
            <text:p>24628</text:p>
          </table:table-cell>
          <table:table-cell office:value-type="float" office:value="41804">
            <text:p>41804</text:p>
          </table:table-cell>
          <table:table-cell office:value-type="float" office:value="467.875">
            <text:p>467.875</text:p>
          </table:table-cell>
          <table:table-cell office:value-type="float" office:value="1196">
            <text:p>1196</text:p>
          </table:table-cell>
          <table:table-cell office:value-type="float" office:value="2120">
            <text:p>2120</text:p>
          </table:table-cell>
          <table:table-cell office:value-type="float" office:value="0.0300150756992558">
            <text:p>0.0300150757</text:p>
          </table:table-cell>
          <table:table-cell office:value-type="float" office:value="0.0485626116615235">
            <text:p>0.0485626117</text:p>
          </table:table-cell>
          <table:table-cell office:value-type="float" office:value="0.0507128504449335">
            <text:p>0.0507128504</text:p>
          </table:table-cell>
          <table:table-cell office:value-type="float" office:value="1.10681853829509">
            <text:p>1.1068185383</text:p>
          </table:table-cell>
          <table:table-cell office:value-type="float" office:value="1.17459146222805">
            <text:p>1.1745914622</text:p>
          </table:table-cell>
          <table:table-cell office:value-type="float" office:value="1.18253569122976">
            <text:p>1.1825356912</text:p>
          </table:table-cell>
          <table:table-cell office:value-type="float" office:value="23.4381664829657">
            <text:p>23.438166483</text:p>
          </table:table-cell>
          <table:table-cell office:value-type="float" office:value="14.6171027862042">
            <text:p>14.6171027862</text:p>
          </table:table-cell>
          <table:table-cell office:value-type="float" office:value="14.0117939803474">
            <text:p>14.011793980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297">
            <text:p>26297</text:p>
          </table:table-cell>
          <table:table-cell office:value-type="float" office:value="43496">
            <text:p>43496</text:p>
          </table:table-cell>
          <table:table-cell office:value-type="float" office:value="646">
            <text:p>646</text:p>
          </table:table-cell>
          <table:table-cell office:value-type="float" office:value="1147.125">
            <text:p>1147.125</text:p>
          </table:table-cell>
          <table:table-cell office:value-type="float" office:value="1444.375">
            <text:p>1444.375</text:p>
          </table:table-cell>
          <table:table-cell office:value-type="float" office:value="0.0423356707516875">
            <text:p>0.0423356708</text:p>
          </table:table-cell>
          <table:table-cell office:value-type="float" office:value="0.0436218960337681">
            <text:p>0.043621896</text:p>
          </table:table-cell>
          <table:table-cell office:value-type="float" office:value="0.0332070765127828">
            <text:p>0.0332070765</text:p>
          </table:table-cell>
          <table:table-cell office:value-type="float" office:value="1.15168777330618">
            <text:p>1.1516877733</text:p>
          </table:table-cell>
          <table:table-cell office:value-type="float" office:value="1.15640626095281">
            <text:p>1.156406261</text:p>
          </table:table-cell>
          <table:table-cell office:value-type="float" office:value="1.11838607925857">
            <text:p>1.1183860793</text:p>
          </table:table-cell>
          <table:table-cell office:value-type="float" office:value="16.7168300392697">
            <text:p>16.7168300393</text:p>
          </table:table-cell>
          <table:table-cell office:value-type="float" office:value="16.2339985439877">
            <text:p>16.233998544</text:p>
          </table:table-cell>
          <table:table-cell office:value-type="float" office:value="21.2181646531888">
            <text:p>21.218164653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55">
            <text:p>16655</text:p>
          </table:table-cell>
          <table:table-cell office:value-type="float" office:value="28106">
            <text:p>28106</text:p>
          </table:table-cell>
          <table:table-cell office:value-type="float" office:value="44917">
            <text:p>44917</text:p>
          </table:table-cell>
          <table:table-cell office:value-type="float" office:value="697.375">
            <text:p>697.375</text:p>
          </table:table-cell>
          <table:table-cell office:value-type="float" office:value="1235.5">
            <text:p>1235.5</text:p>
          </table:table-cell>
          <table:table-cell office:value-type="float" office:value="914.5">
            <text:p>914.5</text:p>
          </table:table-cell>
          <table:table-cell office:value-type="float" office:value="0.041871810267187">
            <text:p>0.0418718103</text:p>
          </table:table-cell>
          <table:table-cell office:value-type="float" office:value="0.0439585853554401">
            <text:p>0.0439585854</text:p>
          </table:table-cell>
          <table:table-cell office:value-type="float" office:value="0.0203597746955496">
            <text:p>0.0203597747</text:p>
          </table:table-cell>
          <table:table-cell office:value-type="float" office:value="1.14998770298546">
            <text:p>1.149987703</text:p>
          </table:table-cell>
          <table:table-cell office:value-type="float" office:value="1.15764246890789">
            <text:p>1.1576424689</text:p>
          </table:table-cell>
          <table:table-cell office:value-type="float" office:value="1.0720716714687">
            <text:p>1.0720716715</text:p>
          </table:table-cell>
          <table:table-cell office:value-type="float" office:value="16.8982337678947">
            <text:p>16.8982337679</text:p>
          </table:table-cell>
          <table:table-cell office:value-type="float" office:value="16.1122754357802">
            <text:p>16.1122754358</text:p>
          </table:table-cell>
          <table:table-cell office:value-type="float" office:value="34.3903431275786">
            <text:p>34.390343127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709">
            <text:p>28709</text:p>
          </table:table-cell>
          <table:table-cell office:value-type="float" office:value="48521">
            <text:p>48521</text:p>
          </table:table-cell>
          <table:table-cell office:value-type="float" office:value="537.125">
            <text:p>537.125</text:p>
          </table:table-cell>
          <table:table-cell office:value-type="float" office:value="1446.125">
            <text:p>1446.125</text:p>
          </table:table-cell>
          <table:table-cell office:value-type="float" office:value="1082.75">
            <text:p>1082.75</text:p>
          </table:table-cell>
          <table:table-cell office:value-type="float" office:value="0.0307737481379626">
            <text:p>0.0307737481</text:p>
          </table:table-cell>
          <table:table-cell office:value-type="float" office:value="0.0503718346163224">
            <text:p>0.0503718346</text:p>
          </table:table-cell>
          <table:table-cell office:value-type="float" office:value="0.022315080068424">
            <text:p>0.0223150801</text:p>
          </table:table-cell>
          <table:table-cell office:value-type="float" office:value="1.10956428468881">
            <text:p>1.1095642847</text:p>
          </table:table-cell>
          <table:table-cell office:value-type="float" office:value="1.18127457173345">
            <text:p>1.1812745717</text:p>
          </table:table-cell>
          <table:table-cell office:value-type="float" office:value="1.07907878732447">
            <text:p>1.0790787873</text:p>
          </table:table-cell>
          <table:table-cell office:value-type="float" office:value="22.8687993805244">
            <text:p>22.8687993805</text:p>
          </table:table-cell>
          <table:table-cell office:value-type="float" office:value="14.1043452095309">
            <text:p>14.1043452095</text:p>
          </table:table-cell>
          <table:table-cell office:value-type="float" office:value="31.4071268771162">
            <text:p>31.407126877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208">
            <text:p>30208</text:p>
          </table:table-cell>
          <table:table-cell office:value-type="float" office:value="51356">
            <text:p>51356</text:p>
          </table:table-cell>
          <table:table-cell office:value-type="float" office:value="855.125">
            <text:p>855.125</text:p>
          </table:table-cell>
          <table:table-cell office:value-type="float" office:value="1516">
            <text:p>1516</text:p>
          </table:table-cell>
          <table:table-cell office:value-type="float" office:value="935.125">
            <text:p>935.125</text:p>
          </table:table-cell>
          <table:table-cell office:value-type="float" office:value="0.0458192680705138">
            <text:p>0.0458192681</text:p>
          </table:table-cell>
          <table:table-cell office:value-type="float" office:value="0.0501853813559322">
            <text:p>0.0501853814</text:p>
          </table:table-cell>
          <table:table-cell office:value-type="float" office:value="0.0182086805825999">
            <text:p>0.0182086806</text:p>
          </table:table-cell>
          <table:table-cell office:value-type="float" office:value="1.16448227268677">
            <text:p>1.1644822727</text:p>
          </table:table-cell>
          <table:table-cell office:value-type="float" office:value="1.18058523684937">
            <text:p>1.1805852368</text:p>
          </table:table-cell>
          <table:table-cell office:value-type="float" office:value="1.06438023189428">
            <text:p>1.0643802319</text:p>
          </table:table-cell>
          <table:table-cell office:value-type="float" office:value="15.4718395192882">
            <text:p>15.4718395193</text:p>
          </table:table-cell>
          <table:table-cell office:value-type="float" office:value="14.1554801241888">
            <text:p>14.1554801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044">
            <text:p>31044</text:p>
          </table:table-cell>
          <table:table-cell office:value-type="float" office:value="49738">
            <text:p>49738</text:p>
          </table:table-cell>
          <table:table-cell office:value-type="float" office:value="1015.875">
            <text:p>1015.875</text:p>
          </table:table-cell>
          <table:table-cell office:value-type="float" office:value="1051">
            <text:p>1051</text:p>
          </table:table-cell>
          <table:table-cell office:value-type="float" office:value="783.875">
            <text:p>783.875</text:p>
          </table:table-cell>
          <table:table-cell office:value-type="float" office:value="0.0489814368370299">
            <text:p>0.0489814368</text:p>
          </table:table-cell>
          <table:table-cell office:value-type="float" office:value="0.0338551733024095">
            <text:p>0.0338551733</text:p>
          </table:table-cell>
          <table:table-cell office:value-type="float" office:value="0.0157600828340504">
            <text:p>0.0157600828</text:p>
          </table:table-cell>
          <table:table-cell office:value-type="float" office:value="1.17613742399266">
            <text:p>1.176137424</text:p>
          </table:table-cell>
          <table:table-cell office:value-type="float" office:value="1.12073960516673">
            <text:p>1.1207396052</text:p>
          </table:table-cell>
          <table:table-cell office:value-type="float" office:value="1.05564711513261">
            <text:p>1.0556471151</text:p>
          </table:table-cell>
          <table:table-cell office:value-type="float" office:value="14.4950334027264">
            <text:p>14.4950334027</text:p>
          </table:table-cell>
          <table:table-cell office:value-type="float" office:value="20.8185430015176">
            <text:p>20.818543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987">
            <text:p>47987</text:p>
          </table:table-cell>
          <table:table-cell office:value-type="float" office:value="899">
            <text:p>899</text:p>
          </table:table-cell>
          <table:table-cell office:value-type="float" office:value="625.75">
            <text:p>625.75</text:p>
          </table:table-cell>
          <table:table-cell office:value-type="float" office:value="786.875">
            <text:p>786.875</text:p>
          </table:table-cell>
          <table:table-cell office:value-type="float" office:value="0.0415972607810476">
            <text:p>0.0415972608</text:p>
          </table:table-cell>
          <table:table-cell office:value-type="float" office:value="0.0194743557823976">
            <text:p>0.0194743558</text:p>
          </table:table-cell>
          <table:table-cell office:value-type="float" office:value="0.0163976702023465">
            <text:p>0.0163976702</text:p>
          </table:table-cell>
          <table:table-cell office:value-type="float" office:value="1.14898186365846">
            <text:p>1.1489818637</text:p>
          </table:table-cell>
          <table:table-cell office:value-type="float" office:value="1.06890357628334">
            <text:p>1.0689035763</text:p>
          </table:table-cell>
          <table:table-cell office:value-type="float" office:value="1.05791885754082">
            <text:p>1.0579188575</text:p>
          </table:table-cell>
          <table:table-cell office:value-type="float" office:value="17.0075085948579">
            <text:p>17.0075085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3960">
            <text:p>33960</text:p>
          </table:table-cell>
          <table:table-cell office:value-type="float" office:value="47774">
            <text:p>47774</text:p>
          </table:table-cell>
          <table:table-cell office:value-type="float" office:value="1010.375">
            <text:p>1010.375</text:p>
          </table:table-cell>
          <table:table-cell office:value-type="float" office:value="632.625">
            <text:p>632.625</text:p>
          </table:table-cell>
          <table:table-cell office:value-type="float" office:value="614">
            <text:p>614</text:p>
          </table:table-cell>
          <table:table-cell office:value-type="float" office:value="0.047812559151997">
            <text:p>0.0478125592</text:p>
          </table:table-cell>
          <table:table-cell office:value-type="float" office:value="0.0186285335689046">
            <text:p>0.0186285336</text:p>
          </table:table-cell>
          <table:table-cell office:value-type="float" office:value="0.0128521790095031">
            <text:p>0.012852179</text:p>
          </table:table-cell>
          <table:table-cell office:value-type="float" office:value="1.17182459702481">
            <text:p>1.171824597</text:p>
          </table:table-cell>
          <table:table-cell office:value-type="float" office:value="1.0658800311265">
            <text:p>1.0658800311</text:p>
          </table:table-cell>
          <table:table-cell office:value-type="float" office:value="1.04530637640363">
            <text:p>1.0453063764</text:p>
          </table:table-cell>
          <table:table-cell office:value-type="float" office:value="14.841053916142">
            <text:p>14.8410539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22429">
            <text:p>22429</text:p>
          </table:table-cell>
          <table:table-cell office:value-type="float" office:value="35358">
            <text:p>35358</text:p>
          </table:table-cell>
          <table:table-cell office:value-type="float" office:value="50012">
            <text:p>50012</text:p>
          </table:table-cell>
          <table:table-cell office:value-type="float" office:value="1043.75">
            <text:p>1043.75</text:p>
          </table:table-cell>
          <table:table-cell office:value-type="float" office:value="45.5">
            <text:p>45.5</text:p>
          </table:table-cell>
          <table:table-cell office:value-type="float" office:value="893.375">
            <text:p>893.375</text:p>
          </table:table-cell>
          <table:table-cell office:value-type="float" office:value="0.0465357349859557">
            <text:p>0.046535735</text:p>
          </table:table-cell>
          <table:table-cell office:value-type="float" office:value="0.0012868374908083">
            <text:p>0.0012868375</text:p>
          </table:table-cell>
          <table:table-cell office:value-type="float" office:value="0.0178632128289211">
            <text:p>0.0178632128</text:p>
          </table:table-cell>
          <table:table-cell office:value-type="float" office:value="1.16711959872698">
            <text:p>1.1671195987</text:p>
          </table:table-cell>
          <table:table-cell office:value-type="float" office:value="1.00450717688126">
            <text:p>1.0045071769</text:p>
          </table:table-cell>
          <table:table-cell office:value-type="float" office:value="1.06314666987146">
            <text:p>1.0631466699</text:p>
          </table:table-cell>
          <table:table-cell office:value-type="float" office:value="15.2388906402628">
            <text:p>15.2388906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302">
            <text:p>23302</text:p>
          </table:table-cell>
          <table:table-cell office:value-type="float" office:value="34842">
            <text:p>34842</text:p>
          </table:table-cell>
          <table:table-cell office:value-type="float" office:value="49767">
            <text:p>49767</text:p>
          </table:table-cell>
          <table:table-cell office:value-type="float" office:value="753.5">
            <text:p>753.5</text:p>
          </table:table-cell>
          <table:table-cell office:value-type="float" office:value="-264.75">
            <text:p>-264.75</text:p>
          </table:table-cell>
          <table:table-cell office:value-type="float" office:value="-231">
            <text:p>-231</text:p>
          </table:table-cell>
          <table:table-cell office:value-type="float" office:value="0.0323362801476268">
            <text:p>0.0323362801</text:p>
          </table:table-cell>
          <table:table-cell office:value-type="float" office:value="-0.00759858791114173">
            <text:p>-0.0075985879</text:p>
          </table:table-cell>
          <table:table-cell office:value-type="float" office:value="-0.00464162999578034">
            <text:p>-0.00464163</text:p>
          </table:table-cell>
          <table:table-cell office:value-type="float" office:value="1.11522642514371">
            <text:p>1.1152264251</text:p>
          </table:table-cell>
          <table:table-cell office:value-type="float" office:value="0.973518109845961">
            <text:p>0.9735181098</text:p>
          </table:table-cell>
          <table:table-cell office:value-type="float" office:value="0.983796522683644">
            <text:p>0.9837965227</text:p>
          </table:table-cell>
          <table:table-cell office:value-type="float" office:value="21.7803234256287">
            <text:p>21.7803234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1212">
            <text:p>51212</text:p>
          </table:table-cell>
          <table:table-cell office:value-type="float" office:value="497.25">
            <text:p>497.25</text:p>
          </table:table-cell>
          <table:table-cell office:value-type="float" office:value="525.75">
            <text:p>525.75</text:p>
          </table:table-cell>
          <table:table-cell office:value-type="float" office:value="-456">
            <text:p>-456</text:p>
          </table:table-cell>
          <table:table-cell office:value-type="float" office:value="0.020822864321608">
            <text:p>0.0208228643</text:p>
          </table:table-cell>
          <table:table-cell office:value-type="float" office:value="0.0155303813546805">
            <text:p>0.0155303814</text:p>
          </table:table-cell>
          <table:table-cell office:value-type="float" office:value="-0.00890416308677654">
            <text:p>-0.0089041631</text:p>
          </table:table-cell>
          <table:table-cell office:value-type="float" office:value="1.0737298648156">
            <text:p>1.0737298648</text:p>
          </table:table-cell>
          <table:table-cell office:value-type="float" office:value="1.05482907252162">
            <text:p>1.0548290725</text:p>
          </table:table-cell>
          <table:table-cell office:value-type="float" office:value="0.968990826072023">
            <text:p>0.9689908261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078">
            <text:p>34078</text:p>
          </table:table-cell>
          <table:table-cell office:value-type="float" office:value="53433">
            <text:p>53433</text:p>
          </table:table-cell>
          <table:table-cell office:value-type="float" office:value="569.125">
            <text:p>569.125</text:p>
          </table:table-cell>
          <table:table-cell office:value-type="float" office:value="450.375">
            <text:p>450.375</text:p>
          </table:table-cell>
          <table:table-cell office:value-type="float" office:value="-157.125">
            <text:p>-157.125</text:p>
          </table:table-cell>
          <table:table-cell office:value-type="float" office:value="0.0222862904804793">
            <text:p>0.0222862905</text:p>
          </table:table-cell>
          <table:table-cell office:value-type="float" office:value="0.0132160044603557">
            <text:p>0.0132160045</text:p>
          </table:table-cell>
          <table:table-cell office:value-type="float" office:value="-0.0029405985065409">
            <text:p>-0.0029405985</text:p>
          </table:table-cell>
          <table:table-cell office:value-type="float" office:value="1.0789755070187">
            <text:p>1.078975507</text:p>
          </table:table-cell>
          <table:table-cell office:value-type="float" office:value="1.04659835464808">
            <text:p>1.0465983546</text:p>
          </table:table-cell>
          <table:table-cell office:value-type="float" office:value="0.989724853581477">
            <text:p>0.9897248536</text:p>
          </table:table-cell>
          <table:table-cell office:value-type="float" office:value="31.4472543933376">
            <text:p>31.44725439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442">
            <text:p>35442</text:p>
          </table:table-cell>
          <table:table-cell office:value-type="float" office:value="51762">
            <text:p>51762</text:p>
          </table:table-cell>
          <table:table-cell office:value-type="float" office:value="-18.5">
            <text:p>-18.5</text:p>
          </table:table-cell>
          <table:table-cell office:value-type="float" office:value="508.875">
            <text:p>508.875</text:p>
          </table:table-cell>
          <table:table-cell office:value-type="float" office:value="-252.875">
            <text:p>-252.875</text:p>
          </table:table-cell>
          <table:table-cell office:value-type="float" office:value="-0.000701209111928136">
            <text:p>-0.0007012091</text:p>
          </table:table-cell>
          <table:table-cell office:value-type="float" office:value="0.0143579651261216">
            <text:p>0.0143579651</text:p>
          </table:table-cell>
          <table:table-cell office:value-type="float" office:value="-0.00488534059734941">
            <text:p>-0.0048853406</text:p>
          </table:table-cell>
          <table:table-cell office:value-type="float" office:value="0.99754673182892">
            <text:p>0.9975467318</text:p>
          </table:table-cell>
          <table:table-cell office:value-type="float" office:value="1.05065693422005">
            <text:p>1.0506569342</text:p>
          </table:table-cell>
          <table:table-cell office:value-type="float" office:value="0.982948086352671">
            <text:p>0.98294808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604">
            <text:p>34604</text:p>
          </table:table-cell>
          <table:table-cell office:value-type="float" office:value="48056">
            <text:p>48056</text:p>
          </table:table-cell>
          <table:table-cell office:value-type="float" office:value="327.375">
            <text:p>327.375</text:p>
          </table:table-cell>
          <table:table-cell office:value-type="float" office:value="81.5">
            <text:p>81.5</text:p>
          </table:table-cell>
          <table:table-cell office:value-type="float" office:value="-318.5">
            <text:p>-318.5</text:p>
          </table:table-cell>
          <table:table-cell office:value-type="float" office:value="0.0123027057497182">
            <text:p>0.0123027057</text:p>
          </table:table-cell>
          <table:table-cell office:value-type="float" office:value="0.00235521904982083">
            <text:p>0.002355219</text:p>
          </table:table-cell>
          <table:table-cell office:value-type="float" office:value="-0.00662768436823706">
            <text:p>-0.0066276844</text:p>
          </table:table-cell>
          <table:table-cell office:value-type="float" office:value="1.04335612899879">
            <text:p>1.043356129</text:p>
          </table:table-cell>
          <table:table-cell office:value-type="float" office:value="1.00825413890565">
            <text:p>1.0082541389</text:p>
          </table:table-cell>
          <table:table-cell office:value-type="float" office:value="0.976889200063337">
            <text:p>0.97688920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2860">
            <text:p>32860</text:p>
          </table:table-cell>
          <table:table-cell office:value-type="float" office:value="49560">
            <text:p>49560</text:p>
          </table:table-cell>
          <table:table-cell office:value-type="float" office:value="24.125">
            <text:p>24.125</text:p>
          </table:table-cell>
          <table:table-cell office:value-type="float" office:value="552.125">
            <text:p>552.125</text:p>
          </table:table-cell>
          <table:table-cell office:value-type="float" office:value="-354.375">
            <text:p>-354.375</text:p>
          </table:table-cell>
          <table:table-cell office:value-type="float" office:value="0.000965772618094476">
            <text:p>0.0009657726</text:p>
          </table:table-cell>
          <table:table-cell office:value-type="float" office:value="0.0168023432744979">
            <text:p>0.0168023433</text:p>
          </table:table-cell>
          <table:table-cell office:value-type="float" office:value="-0.00715042372881356">
            <text:p>-0.0071504237</text:p>
          </table:table-cell>
          <table:table-cell office:value-type="float" office:value="1.00338203228816">
            <text:p>1.0033820323</text:p>
          </table:table-cell>
          <table:table-cell office:value-type="float" office:value="1.05936154619019">
            <text:p>1.0593615462</text:p>
          </table:table-cell>
          <table:table-cell office:value-type="float" office:value="0.975073728925776">
            <text:p>0.9750737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590">
            <text:p>25590</text:p>
          </table:table-cell>
          <table:table-cell office:value-type="float" office:value="33624">
            <text:p>33624</text:p>
          </table:table-cell>
          <table:table-cell office:value-type="float" office:value="52523">
            <text:p>52523</text:p>
          </table:table-cell>
          <table:table-cell office:value-type="float" office:value="384.75">
            <text:p>384.75</text:p>
          </table:table-cell>
          <table:table-cell office:value-type="float" office:value="424.5">
            <text:p>424.5</text:p>
          </table:table-cell>
          <table:table-cell office:value-type="float" office:value="-251.75">
            <text:p>-251.75</text:p>
          </table:table-cell>
          <table:table-cell office:value-type="float" office:value="0.0150351699882767">
            <text:p>0.01503517</text:p>
          </table:table-cell>
          <table:table-cell office:value-type="float" office:value="0.0126249107780157">
            <text:p>0.0126249108</text:p>
          </table:table-cell>
          <table:table-cell office:value-type="float" office:value="-0.00479313824419778">
            <text:p>-0.0047931382</text:p>
          </table:table-cell>
          <table:table-cell office:value-type="float" office:value="1.05306616537866">
            <text:p>1.0530661654</text:p>
          </table:table-cell>
          <table:table-cell office:value-type="float" office:value="1.04449958893247">
            <text:p>1.0444995889</text:p>
          </table:table-cell>
          <table:table-cell office:value-type="float" office:value="0.983269045526795">
            <text:p>0.983269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416">
            <text:p>34416</text:p>
          </table:table-cell>
          <table:table-cell office:value-type="float" office:value="49706">
            <text:p>49706</text:p>
          </table:table-cell>
          <table:table-cell office:value-type="float" office:value="-23.125">
            <text:p>-23.125</text:p>
          </table:table-cell>
          <table:table-cell office:value-type="float" office:value="-492.5">
            <text:p>-492.5</text:p>
          </table:table-cell>
          <table:table-cell office:value-type="float" office:value="-185.25">
            <text:p>-185.25</text:p>
          </table:table-cell>
          <table:table-cell office:value-type="float" office:value="-0.000895554178607389">
            <text:p>-0.0008955542</text:p>
          </table:table-cell>
          <table:table-cell office:value-type="float" office:value="-0.0143102045560205">
            <text:p>-0.0143102046</text:p>
          </table:table-cell>
          <table:table-cell office:value-type="float" office:value="-0.00372691425582425">
            <text:p>-0.0037269143</text:p>
          </table:table-cell>
          <table:table-cell office:value-type="float" office:value="0.996867132328756">
            <text:p>0.9968671323</text:p>
          </table:table-cell>
          <table:table-cell office:value-type="float" office:value="0.950315656684621">
            <text:p>0.9503156567</text:p>
          </table:table-cell>
          <table:table-cell office:value-type="float" office:value="0.986983024288761">
            <text:p>0.9869830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4386">
            <text:p>34386</text:p>
          </table:table-cell>
          <table:table-cell office:value-type="float" office:value="51090">
            <text:p>51090</text:p>
          </table:table-cell>
          <table:table-cell office:value-type="float" office:value="86.125">
            <text:p>86.125</text:p>
          </table:table-cell>
          <table:table-cell office:value-type="float" office:value="-153">
            <text:p>-153</text:p>
          </table:table-cell>
          <table:table-cell office:value-type="float" office:value="-1179.75">
            <text:p>-1179.75</text:p>
          </table:table-cell>
          <table:table-cell office:value-type="float" office:value="0.00332041791965456">
            <text:p>0.0033204179</text:p>
          </table:table-cell>
          <table:table-cell office:value-type="float" office:value="-0.00444948525562729">
            <text:p>-0.0044494853</text:p>
          </table:table-cell>
          <table:table-cell office:value-type="float" office:value="-0.0230916030534351">
            <text:p>-0.0230916031</text:p>
          </table:table-cell>
          <table:table-cell office:value-type="float" office:value="1.01164307206211">
            <text:p>1.0116430721</text:p>
          </table:table-cell>
          <table:table-cell office:value-type="float" office:value="0.984465605526623">
            <text:p>0.9844656055</text:p>
          </table:table-cell>
          <table:table-cell office:value-type="float" office:value="0.920224504690869">
            <text:p>0.9202245047</text:p>
          </table:table-cell>
          <table:table-cell table:number-columns-repeated="2" office:value-type="float" office:value="0">
            <text:p>0</text:p>
          </table:table-cell>
          <table:table-cell office:value-type="float" office:value="-29.6693598179951">
            <text:p>-29.66935981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5025">
            <text:p>35025</text:p>
          </table:table-cell>
          <table:table-cell office:value-type="float" office:value="51853">
            <text:p>51853</text:p>
          </table:table-cell>
          <table:table-cell office:value-type="float" office:value="-26.375">
            <text:p>-26.375</text:p>
          </table:table-cell>
          <table:table-cell office:value-type="float" office:value="-352.75">
            <text:p>-352.75</text:p>
          </table:table-cell>
          <table:table-cell office:value-type="float" office:value="-980.125">
            <text:p>-980.125</text:p>
          </table:table-cell>
          <table:table-cell office:value-type="float" office:value="-0.00110448073701843">
            <text:p>-0.0011044807</text:p>
          </table:table-cell>
          <table:table-cell office:value-type="float" office:value="-0.0100713775874375">
            <text:p>-0.0100713776</text:p>
          </table:table-cell>
          <table:table-cell office:value-type="float" office:value="-0.0189019921701734">
            <text:p>-0.0189019922</text:p>
          </table:table-cell>
          <table:table-cell office:value-type="float" office:value="0.996136708380725">
            <text:p>0.9961367084</text:p>
          </table:table-cell>
          <table:table-cell office:value-type="float" office:value="0.964948986431126">
            <text:p>0.9649489864</text:p>
          </table:table-cell>
          <table:table-cell office:value-type="float" office:value="0.934543306608076">
            <text:p>0.93454330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698">
            <text:p>36698</text:p>
          </table:table-cell>
          <table:table-cell office:value-type="float" office:value="53798">
            <text:p>53798</text:p>
          </table:table-cell>
          <table:table-cell office:value-type="float" office:value="-82">
            <text:p>-82</text:p>
          </table:table-cell>
          <table:table-cell office:value-type="float" office:value="-116.5">
            <text:p>-116.5</text:p>
          </table:table-cell>
          <table:table-cell office:value-type="float" office:value="-1142.125">
            <text:p>-1142.125</text:p>
          </table:table-cell>
          <table:table-cell office:value-type="float" office:value="-0.0033158107561666">
            <text:p>-0.0033158108</text:p>
          </table:table-cell>
          <table:table-cell office:value-type="float" office:value="-0.00317455992152161">
            <text:p>-0.0031745599</text:p>
          </table:table-cell>
          <table:table-cell office:value-type="float" office:value="-0.0212298784341425">
            <text:p>-0.0212298784</text:p>
          </table:table-cell>
          <table:table-cell office:value-type="float" office:value="0.988416211771319">
            <text:p>0.9884162118</text:p>
          </table:table-cell>
          <table:table-cell office:value-type="float" office:value="0.988908792822837">
            <text:p>0.9889087928</text:p>
          </table:table-cell>
          <table:table-cell office:value-type="float" office:value="0.926578812647625">
            <text:p>0.9265788126</text:p>
          </table:table-cell>
          <table:table-cell table:number-columns-repeated="2" office:value-type="float" office:value="0">
            <text:p>0</text:p>
          </table:table-cell>
          <table:table-cell office:value-type="float" office:value="-32.3017936007685">
            <text:p>-32.30179360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530">
            <text:p>25530</text:p>
          </table:table-cell>
          <table:table-cell office:value-type="float" office:value="33612">
            <text:p>33612</text:p>
          </table:table-cell>
          <table:table-cell office:value-type="float" office:value="48822">
            <text:p>48822</text:p>
          </table:table-cell>
          <table:table-cell office:value-type="float" office:value="-1126.5">
            <text:p>-1126.5</text:p>
          </table:table-cell>
          <table:table-cell office:value-type="float" office:value="-517.5">
            <text:p>-517.5</text:p>
          </table:table-cell>
          <table:table-cell office:value-type="float" office:value="-201.875">
            <text:p>-201.875</text:p>
          </table:table-cell>
          <table:table-cell office:value-type="float" office:value="-0.0441245593419506">
            <text:p>-0.0441245593</text:p>
          </table:table-cell>
          <table:table-cell office:value-type="float" office:value="-0.0153962870403427">
            <text:p>-0.015396287</text:p>
          </table:table-cell>
          <table:table-cell office:value-type="float" office:value="-0.00413491868419975">
            <text:p>-0.0041349187</text:p>
          </table:table-cell>
          <table:table-cell office:value-type="float" office:value="0.849380116707931">
            <text:p>0.8493801167</text:p>
          </table:table-cell>
          <table:table-cell office:value-type="float" office:value="0.946577604841873">
            <text:p>0.9465776048</text:p>
          </table:table-cell>
          <table:table-cell office:value-type="float" office:value="0.98556129580825">
            <text:p>0.9855612958</text:p>
          </table:table-cell>
          <table:table-cell office:value-type="float" office:value="-15.3596946729898">
            <text:p>-15.3596946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1555">
            <text:p>21555</text:p>
          </table:table-cell>
          <table:table-cell office:value-type="float" office:value="32926">
            <text:p>32926</text:p>
          </table:table-cell>
          <table:table-cell office:value-type="float" office:value="50005">
            <text:p>50005</text:p>
          </table:table-cell>
          <table:table-cell office:value-type="float" office:value="-1727.375">
            <text:p>-1727.375</text:p>
          </table:table-cell>
          <table:table-cell office:value-type="float" office:value="19">
            <text:p>19</text:p>
          </table:table-cell>
          <table:table-cell office:value-type="float" office:value="-1104.5">
            <text:p>-1104.5</text:p>
          </table:table-cell>
          <table:table-cell office:value-type="float" office:value="-0.0801380190211088">
            <text:p>-0.080138019</text:p>
          </table:table-cell>
          <table:table-cell office:value-type="float" office:value="0.000577051570187694">
            <text:p>0.0005770516</text:p>
          </table:table-cell>
          <table:table-cell office:value-type="float" office:value="-0.0220877912208779">
            <text:p>-0.0220877912</text:p>
          </table:table-cell>
          <table:table-cell office:value-type="float" office:value="0.732104253527669">
            <text:p>0.7321042535</text:p>
          </table:table-cell>
          <table:table-cell office:value-type="float" office:value="1.00202033315315">
            <text:p>1.0020203332</text:p>
          </table:table-cell>
          <table:table-cell office:value-type="float" office:value="0.923648956948121">
            <text:p>0.9236489569</text:p>
          </table:table-cell>
          <table:table-cell office:value-type="float" office:value="-8.29801944932454">
            <text:p>-8.2980194493</text:p>
          </table:table-cell>
          <table:table-cell office:value-type="float" office:value="0">
            <text:p>0</text:p>
          </table:table-cell>
          <table:table-cell office:value-type="float" office:value="-31.0335982646908">
            <text:p>-31.033598264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7604">
            <text:p>17604</text:p>
          </table:table-cell>
          <table:table-cell office:value-type="float" office:value="30036">
            <text:p>30036</text:p>
          </table:table-cell>
          <table:table-cell office:value-type="float" office:value="50929">
            <text:p>50929</text:p>
          </table:table-cell>
          <table:table-cell office:value-type="float" office:value="-1527.375">
            <text:p>-1527.375</text:p>
          </table:table-cell>
          <table:table-cell office:value-type="float" office:value="-532.75">
            <text:p>-532.75</text:p>
          </table:table-cell>
          <table:table-cell office:value-type="float" office:value="-919.125">
            <text:p>-919.125</text:p>
          </table:table-cell>
          <table:table-cell office:value-type="float" office:value="-0.0867629516019087">
            <text:p>-0.0867629516</text:p>
          </table:table-cell>
          <table:table-cell office:value-type="float" office:value="-0.0177370488746837">
            <text:p>-0.0177370489</text:p>
          </table:table-cell>
          <table:table-cell office:value-type="float" office:value="-0.0180471833336606">
            <text:p>-0.0180471833</text:p>
          </table:table-cell>
          <table:table-cell office:value-type="float" office:value="0.711084176543843">
            <text:p>0.7110841765</text:p>
          </table:table-cell>
          <table:table-cell office:value-type="float" office:value="0.938536950628062">
            <text:p>0.9385369506</text:p>
          </table:table-cell>
          <table:table-cell office:value-type="float" office:value="0.937473231951694">
            <text:p>0.937473232</text:p>
          </table:table-cell>
          <table:table-cell office:value-type="float" office:value="-7.63716112807143">
            <text:p>-7.6371611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7910">
            <text:p>17910</text:p>
          </table:table-cell>
          <table:table-cell office:value-type="float" office:value="31363">
            <text:p>31363</text:p>
          </table:table-cell>
          <table:table-cell office:value-type="float" office:value="52243">
            <text:p>52243</text:p>
          </table:table-cell>
          <table:table-cell office:value-type="float" office:value="-1525.25">
            <text:p>-1525.25</text:p>
          </table:table-cell>
          <table:table-cell office:value-type="float" office:value="-69.5">
            <text:p>-69.5</text:p>
          </table:table-cell>
          <table:table-cell office:value-type="float" office:value="-759">
            <text:p>-759</text:p>
          </table:table-cell>
          <table:table-cell office:value-type="float" office:value="-0.0851619207146845">
            <text:p>-0.0851619207</text:p>
          </table:table-cell>
          <table:table-cell office:value-type="float" office:value="-0.0022159869910404">
            <text:p>-0.002215987</text:p>
          </table:table-cell>
          <table:table-cell office:value-type="float" office:value="-0.0145282621595238">
            <text:p>-0.0145282622</text:p>
          </table:table-cell>
          <table:table-cell office:value-type="float" office:value="0.71614828086864">
            <text:p>0.7161482809</text:p>
          </table:table-cell>
          <table:table-cell office:value-type="float" office:value="0.992253670304114">
            <text:p>0.9922536703</text:p>
          </table:table-cell>
          <table:table-cell office:value-type="float" office:value="0.949564780428363">
            <text:p>0.9495647804</text:p>
          </table:table-cell>
          <table:table-cell office:value-type="float" office:value="-7.78745378143977">
            <text:p>-7.78745378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5840">
            <text:p>15840</text:p>
          </table:table-cell>
          <table:table-cell office:value-type="float" office:value="30710">
            <text:p>30710</text:p>
          </table:table-cell>
          <table:table-cell office:value-type="float" office:value="44497">
            <text:p>44497</text:p>
          </table:table-cell>
          <table:table-cell office:value-type="float" office:value="-1065.75">
            <text:p>-1065.75</text:p>
          </table:table-cell>
          <table:table-cell office:value-type="float" office:value="-824.75">
            <text:p>-824.75</text:p>
          </table:table-cell>
          <table:table-cell office:value-type="float" office:value="-715.875">
            <text:p>-715.875</text:p>
          </table:table-cell>
          <table:table-cell office:value-type="float" office:value="-0.067282196969697">
            <text:p>-0.067282197</text:p>
          </table:table-cell>
          <table:table-cell office:value-type="float" office:value="-0.0268560729404103">
            <text:p>-0.0268560729</text:p>
          </table:table-cell>
          <table:table-cell office:value-type="float" office:value="-0.0160881632469605">
            <text:p>-0.0160881632</text:p>
          </table:table-cell>
          <table:table-cell office:value-type="float" office:value="0.773385022903036">
            <text:p>0.7733850229</text:p>
          </table:table-cell>
          <table:table-cell office:value-type="float" office:value="0.907417392069974">
            <text:p>0.9074173921</text:p>
          </table:table-cell>
          <table:table-cell office:value-type="float" office:value="0.944198733469094">
            <text:p>0.9441987335</text:p>
          </table:table-cell>
          <table:table-cell office:value-type="float" office:value="-9.95149243291567">
            <text:p>-9.9514924329</text:p>
          </table:table-cell>
          <table:table-cell office:value-type="float" office:value="-25.4615537564313">
            <text:p>-25.4615537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4076">
            <text:p>14076</text:p>
          </table:table-cell>
          <table:table-cell office:value-type="float" office:value="27910">
            <text:p>27910</text:p>
          </table:table-cell>
          <table:table-cell office:value-type="float" office:value="47526">
            <text:p>47526</text:p>
          </table:table-cell>
          <table:table-cell office:value-type="float" office:value="-633.375">
            <text:p>-633.375</text:p>
          </table:table-cell>
          <table:table-cell office:value-type="float" office:value="-631.75">
            <text:p>-631.75</text:p>
          </table:table-cell>
          <table:table-cell office:value-type="float" office:value="-1177.375">
            <text:p>-1177.375</text:p>
          </table:table-cell>
          <table:table-cell office:value-type="float" office:value="-0.0449968030690537">
            <text:p>-0.0449968031</text:p>
          </table:table-cell>
          <table:table-cell office:value-type="float" office:value="-0.0226352561805804">
            <text:p>-0.0226352562</text:p>
          </table:table-cell>
          <table:table-cell office:value-type="float" office:value="-0.0247732819930143">
            <text:p>-0.024773282</text:p>
          </table:table-cell>
          <table:table-cell office:value-type="float" office:value="0.846479625339725">
            <text:p>0.8464796253</text:p>
          </table:table-cell>
          <table:table-cell office:value-type="float" office:value="0.921780818819795">
            <text:p>0.9217808188</text:p>
          </table:table-cell>
          <table:table-cell office:value-type="float" office:value="0.914496395405832">
            <text:p>0.9144963954</text:p>
          </table:table-cell>
          <table:table-cell office:value-type="float" office:value="-15.0551321448813">
            <text:p>-15.0551321449</text:p>
          </table:table-cell>
          <table:table-cell office:value-type="float" office:value="-30.2745618822969">
            <text:p>-30.2745618823</text:p>
          </table:table-cell>
          <table:table-cell office:value-type="float" office:value="-27.6316040707805">
            <text:p>-27.631604070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6362">
            <text:p>16362</text:p>
          </table:table-cell>
          <table:table-cell office:value-type="float" office:value="28412">
            <text:p>28412</text:p>
          </table:table-cell>
          <table:table-cell office:value-type="float" office:value="49252">
            <text:p>49252</text:p>
          </table:table-cell>
          <table:table-cell office:value-type="float" office:value="-267.75">
            <text:p>-267.75</text:p>
          </table:table-cell>
          <table:table-cell office:value-type="float" office:value="-594.625">
            <text:p>-594.625</text:p>
          </table:table-cell>
          <table:table-cell office:value-type="float" office:value="-1224.75">
            <text:p>-1224.75</text:p>
          </table:table-cell>
          <table:table-cell office:value-type="float" office:value="-0.0163641364136414">
            <text:p>-0.0163641364</text:p>
          </table:table-cell>
          <table:table-cell office:value-type="float" office:value="-0.0209286569055329">
            <text:p>-0.0209286569</text:p>
          </table:table-cell>
          <table:table-cell office:value-type="float" office:value="-0.0248670104767319">
            <text:p>-0.0248670105</text:p>
          </table:table-cell>
          <table:table-cell office:value-type="float" office:value="0.943250381074961">
            <text:p>0.9432503811</text:p>
          </table:table-cell>
          <table:table-cell office:value-type="float" office:value="0.927608197843179">
            <text:p>0.9276081978</text:p>
          </table:table-cell>
          <table:table-cell office:value-type="float" office:value="0.914177465023136">
            <text:p>0.914177465</text:p>
          </table:table-cell>
          <table:table-cell office:value-type="float" office:value="0">
            <text:p>0</text:p>
          </table:table-cell>
          <table:table-cell office:value-type="float" office:value="-32.7717299397266">
            <text:p>-32.7717299397</text:p>
          </table:table-cell>
          <table:table-cell office:value-type="float" office:value="-27.5261379942333">
            <text:p>-27.526137994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17784">
            <text:p>17784</text:p>
          </table:table-cell>
          <table:table-cell office:value-type="float" office:value="29640">
            <text:p>29640</text:p>
          </table:table-cell>
          <table:table-cell office:value-type="float" office:value="51083">
            <text:p>51083</text:p>
          </table:table-cell>
          <table:table-cell office:value-type="float" office:value="-663.75">
            <text:p>-663.75</text:p>
          </table:table-cell>
          <table:table-cell office:value-type="float" office:value="-1106.25">
            <text:p>-1106.25</text:p>
          </table:table-cell>
          <table:table-cell office:value-type="float" office:value="-1690.625">
            <text:p>-1690.625</text:p>
          </table:table-cell>
          <table:table-cell table:number-columns-repeated="2" office:value-type="float" office:value="-0.0373228744939271">
            <text:p>-0.0373228745</text:p>
          </table:table-cell>
          <table:table-cell office:value-type="float" office:value="-0.0330956482587162">
            <text:p>-0.0330956483</text:p>
          </table:table-cell>
          <table:table-cell table:number-columns-repeated="2" office:value-type="float" office:value="0.872100213313814">
            <text:p>0.8721002133</text:p>
          </table:table-cell>
          <table:table-cell office:value-type="float" office:value="0.886312062084476">
            <text:p>0.8863120621</text:p>
          </table:table-cell>
          <table:table-cell table:number-columns-repeated="2" office:value-type="float" office:value="-18.2228744837707">
            <text:p>-18.2228744838</text:p>
          </table:table-cell>
          <table:table-cell office:value-type="float" office:value="-20.5952383796715">
            <text:p>-20.595238379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5840">
            <text:p>15840</text:p>
          </table:table-cell>
          <table:table-cell office:value-type="float" office:value="28500">
            <text:p>28500</text:p>
          </table:table-cell>
          <table:table-cell office:value-type="float" office:value="42945">
            <text:p>42945</text:p>
          </table:table-cell>
          <table:table-cell office:value-type="float" office:value="-1065.75">
            <text:p>-1065.75</text:p>
          </table:table-cell>
          <table:table-cell office:value-type="float" office:value="-697.5">
            <text:p>-697.5</text:p>
          </table:table-cell>
          <table:table-cell office:value-type="float" office:value="-1914.125">
            <text:p>-1914.125</text:p>
          </table:table-cell>
          <table:table-cell office:value-type="float" office:value="-0.067282196969697">
            <text:p>-0.067282197</text:p>
          </table:table-cell>
          <table:table-cell office:value-type="float" office:value="-0.0244736842105263">
            <text:p>-0.0244736842</text:p>
          </table:table-cell>
          <table:table-cell office:value-type="float" office:value="-0.0445715449994179">
            <text:p>-0.044571545</text:p>
          </table:table-cell>
          <table:table-cell office:value-type="float" office:value="0.773385022903036">
            <text:p>0.7733850229</text:p>
          </table:table-cell>
          <table:table-cell office:value-type="float" office:value="0.915516069252078">
            <text:p>0.9155160693</text:p>
          </table:table-cell>
          <table:table-cell office:value-type="float" office:value="0.847893372844362">
            <text:p>0.8478933728</text:p>
          </table:table-cell>
          <table:table-cell office:value-type="float" office:value="-9.95149243291567">
            <text:p>-9.9514924329</text:p>
          </table:table-cell>
          <table:table-cell office:value-type="float" office:value="-27.9741380443162">
            <text:p>-27.9741380443</text:p>
          </table:table-cell>
          <table:table-cell office:value-type="float" office:value="-15.2021312360121">
            <text:p>-15.20213123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4076">
            <text:p>14076</text:p>
          </table:table-cell>
          <table:table-cell office:value-type="float" office:value="25890">
            <text:p>25890</text:p>
          </table:table-cell>
          <table:table-cell office:value-type="float" office:value="41244">
            <text:p>41244</text:p>
          </table:table-cell>
          <table:table-cell office:value-type="float" office:value="-633.375">
            <text:p>-633.375</text:p>
          </table:table-cell>
          <table:table-cell office:value-type="float" office:value="-1185.25">
            <text:p>-1185.25</text:p>
          </table:table-cell>
          <table:table-cell office:value-type="float" office:value="637.875">
            <text:p>637.875</text:p>
          </table:table-cell>
          <table:table-cell office:value-type="float" office:value="-0.0449968030690537">
            <text:p>-0.0449968031</text:p>
          </table:table-cell>
          <table:table-cell office:value-type="float" office:value="-0.04578022402472">
            <text:p>-0.045780224</text:p>
          </table:table-cell>
          <table:table-cell office:value-type="float" office:value="0.0154658859470468">
            <text:p>0.0154658859</text:p>
          </table:table-cell>
          <table:table-cell office:value-type="float" office:value="0.846479625339725">
            <text:p>0.8464796253</text:p>
          </table:table-cell>
          <table:table-cell office:value-type="float" office:value="0.843877040580517">
            <text:p>0.8438770406</text:p>
          </table:table-cell>
          <table:table-cell office:value-type="float" office:value="1.05459942032579">
            <text:p>1.0545994203</text:p>
          </table:table-cell>
          <table:table-cell office:value-type="float" office:value="-15.0551321448813">
            <text:p>-15.0551321449</text:p>
          </table:table-cell>
          <table:table-cell office:value-type="float" office:value="-14.7914752369786">
            <text:p>-14.791475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5462">
            <text:p>15462</text:p>
          </table:table-cell>
          <table:table-cell office:value-type="float" office:value="24543">
            <text:p>24543</text:p>
          </table:table-cell>
          <table:table-cell office:value-type="float" office:value="42063">
            <text:p>42063</text:p>
          </table:table-cell>
          <table:table-cell office:value-type="float" office:value="-1360.25">
            <text:p>-1360.25</text:p>
          </table:table-cell>
          <table:table-cell office:value-type="float" office:value="-401.625">
            <text:p>-401.625</text:p>
          </table:table-cell>
          <table:table-cell office:value-type="float" office:value="674.625">
            <text:p>674.625</text:p>
          </table:table-cell>
          <table:table-cell office:value-type="float" office:value="-0.0879737420773509">
            <text:p>-0.0879737421</text:p>
          </table:table-cell>
          <table:table-cell office:value-type="float" office:value="-0.0163641364136414">
            <text:p>-0.0163641364</text:p>
          </table:table-cell>
          <table:table-cell office:value-type="float" office:value="0.0160384423364953">
            <text:p>0.0160384423</text:p>
          </table:table-cell>
          <table:table-cell office:value-type="float" office:value="0.707261086147653">
            <text:p>0.7072610861</text:p>
          </table:table-cell>
          <table:table-cell office:value-type="float" office:value="0.943250381074961">
            <text:p>0.9432503811</text:p>
          </table:table-cell>
          <table:table-cell office:value-type="float" office:value="1.05663872217759">
            <text:p>1.0566387222</text:p>
          </table:table-cell>
          <table:table-cell office:value-type="float" office:value="-7.52713152924779">
            <text:p>-7.5271315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2600">
            <text:p>12600</text:p>
          </table:table-cell>
          <table:table-cell office:value-type="float" office:value="23140">
            <text:p>23140</text:p>
          </table:table-cell>
          <table:table-cell office:value-type="float" office:value="41100">
            <text:p>41100</text:p>
          </table:table-cell>
          <table:table-cell office:value-type="float" office:value="-1258">
            <text:p>-1258</text:p>
          </table:table-cell>
          <table:table-cell office:value-type="float" office:value="-21.125">
            <text:p>-21.125</text:p>
          </table:table-cell>
          <table:table-cell office:value-type="float" office:value="-557.5">
            <text:p>-557.5</text:p>
          </table:table-cell>
          <table:table-cell office:value-type="float" office:value="-0.0998412698412698">
            <text:p>-0.0998412698</text:p>
          </table:table-cell>
          <table:table-cell office:value-type="float" office:value="-0.000912921348314607">
            <text:p>-0.0009129213</text:p>
          </table:table-cell>
          <table:table-cell office:value-type="float" office:value="-0.0135644768856448">
            <text:p>-0.0135644769</text:p>
          </table:table-cell>
          <table:table-cell office:value-type="float" office:value="0.670093382716049">
            <text:p>0.6700933827</text:p>
          </table:table-cell>
          <table:table-cell office:value-type="float" office:value="0.99680640879466">
            <text:p>0.9968064088</text:p>
          </table:table-cell>
          <table:table-cell office:value-type="float" office:value="0.952884961165279">
            <text:p>0.9528849612</text:p>
          </table:table-cell>
          <table:table-cell office:value-type="float" office:value="-6.58984348775852">
            <text:p>-6.5898434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2492">
            <text:p>12492</text:p>
          </table:table-cell>
          <table:table-cell office:value-type="float" office:value="22678">
            <text:p>22678</text:p>
          </table:table-cell>
          <table:table-cell office:value-type="float" office:value="40520">
            <text:p>40520</text:p>
          </table:table-cell>
          <table:table-cell office:value-type="float" office:value="-769.375">
            <text:p>-769.375</text:p>
          </table:table-cell>
          <table:table-cell office:value-type="float" office:value="-420.5">
            <text:p>-420.5</text:p>
          </table:table-cell>
          <table:table-cell office:value-type="float" office:value="-352.5">
            <text:p>-352.5</text:p>
          </table:table-cell>
          <table:table-cell office:value-type="float" office:value="-0.0615894172270253">
            <text:p>-0.0615894172</text:p>
          </table:table-cell>
          <table:table-cell office:value-type="float" office:value="-0.018542199488491">
            <text:p>-0.0185421995</text:p>
          </table:table-cell>
          <table:table-cell office:value-type="float" office:value="-0.00869940769990128">
            <text:p>-0.0086994077</text:p>
          </table:table-cell>
          <table:table-cell office:value-type="float" office:value="0.791871822081566">
            <text:p>0.7918718221</text:p>
          </table:table-cell>
          <table:table-cell office:value-type="float" office:value="0.935776175587548">
            <text:p>0.9357761756</text:p>
          </table:table-cell>
          <table:table-cell office:value-type="float" office:value="0.969700405251231">
            <text:p>0.9697004053</text:p>
          </table:table-cell>
          <table:table-cell office:value-type="float" office:value="-10.9040776103055">
            <text:p>-10.90407761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4184">
            <text:p>14184</text:p>
          </table:table-cell>
          <table:table-cell office:value-type="float" office:value="23742">
            <text:p>23742</text:p>
          </table:table-cell>
          <table:table-cell office:value-type="float" office:value="41244">
            <text:p>41244</text:p>
          </table:table-cell>
          <table:table-cell office:value-type="float" office:value="-608.625">
            <text:p>-608.625</text:p>
          </table:table-cell>
          <table:table-cell office:value-type="float" office:value="-162">
            <text:p>-162</text:p>
          </table:table-cell>
          <table:table-cell office:value-type="float" office:value="-55.125">
            <text:p>-55.125</text:p>
          </table:table-cell>
          <table:table-cell office:value-type="float" office:value="-0.0429092639593909">
            <text:p>-0.042909264</text:p>
          </table:table-cell>
          <table:table-cell office:value-type="float" office:value="-0.00682335102350265">
            <text:p>-0.006823351</text:p>
          </table:table-cell>
          <table:table-cell office:value-type="float" office:value="-0.00133655804480652">
            <text:p>-0.001336558</text:p>
          </table:table-cell>
          <table:table-cell office:value-type="float" office:value="0.853426337811864">
            <text:p>0.8534263378</text:p>
          </table:table-cell>
          <table:table-cell office:value-type="float" office:value="0.976209525331353">
            <text:p>0.9762095253</text:p>
          </table:table-cell>
          <table:table-cell office:value-type="float" office:value="0.995325548162495">
            <text:p>0.9953255482</text:p>
          </table:table-cell>
          <table:table-cell office:value-type="float" office:value="-15.8046818434874">
            <text:p>-15.8046818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5462">
            <text:p>15462</text:p>
          </table:table-cell>
          <table:table-cell office:value-type="float" office:value="24660">
            <text:p>24660</text:p>
          </table:table-cell>
          <table:table-cell office:value-type="float" office:value="43155">
            <text:p>43155</text:p>
          </table:table-cell>
          <table:table-cell office:value-type="float" office:value="-40.5">
            <text:p>-40.5</text:p>
          </table:table-cell>
          <table:table-cell office:value-type="float" office:value="-334.5">
            <text:p>-334.5</text:p>
          </table:table-cell>
          <table:table-cell office:value-type="float" office:value="-585.375">
            <text:p>-585.375</text:p>
          </table:table-cell>
          <table:table-cell office:value-type="float" office:value="-0.00261932479627474">
            <text:p>-0.0026193248</text:p>
          </table:table-cell>
          <table:table-cell table:number-columns-repeated="2" office:value-type="float" office:value="-0.0135644768856448">
            <text:p>-0.0135644769</text:p>
          </table:table-cell>
          <table:table-cell office:value-type="float" office:value="0.99084581050332">
            <text:p>0.9908458105</text:p>
          </table:table-cell>
          <table:table-cell table:number-columns-repeated="2" office:value-type="float" office:value="0.952884961165279">
            <text:p>0.9528849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2600">
            <text:p>12600</text:p>
          </table:table-cell>
          <table:table-cell office:value-type="float" office:value="23885">
            <text:p>23885</text:p>
          </table:table-cell>
          <table:table-cell office:value-type="float" office:value="42546">
            <text:p>42546</text:p>
          </table:table-cell>
          <table:table-cell office:value-type="float" office:value="20.25">
            <text:p>20.25</text:p>
          </table:table-cell>
          <table:table-cell office:value-type="float" office:value="-269.875">
            <text:p>-269.875</text:p>
          </table:table-cell>
          <table:table-cell office:value-type="float" office:value="-370.125">
            <text:p>-370.125</text:p>
          </table:table-cell>
          <table:table-cell office:value-type="float" office:value="0.00160714285714286">
            <text:p>0.0016071429</text:p>
          </table:table-cell>
          <table:table-cell office:value-type="float" office:value="-0.0112989323843416">
            <text:p>-0.0112989324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0.960703961765935">
            <text:p>0.9607039618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2492">
            <text:p>12492</text:p>
          </table:table-cell>
          <table:table-cell office:value-type="float" office:value="23290">
            <text:p>23290</text:p>
          </table:table-cell>
          <table:table-cell office:value-type="float" office:value="41958">
            <text:p>41958</text:p>
          </table:table-cell>
          <table:table-cell office:value-type="float" office:value="33.75">
            <text:p>33.75</text:p>
          </table:table-cell>
          <table:table-cell office:value-type="float" office:value="-93.5">
            <text:p>-93.5</text:p>
          </table:table-cell>
          <table:table-cell office:value-type="float" office:value="76.125">
            <text:p>76.125</text:p>
          </table:table-cell>
          <table:table-cell office:value-type="float" office:value="0.00270172910662824">
            <text:p>0.0027017291</text:p>
          </table:table-cell>
          <table:table-cell office:value-type="float" office:value="-0.00401459854014599">
            <text:p>-0.0040145985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0.985980494432309">
            <text:p>0.9859804944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4184">
            <text:p>14184</text:p>
          </table:table-cell>
          <table:table-cell office:value-type="float" office:value="23316">
            <text:p>23316</text:p>
          </table:table-cell>
          <table:table-cell office:value-type="float" office:value="40803">
            <text:p>40803</text:p>
          </table:table-cell>
          <table:table-cell office:value-type="float" office:value="-105.75">
            <text:p>-105.75</text:p>
          </table:table-cell>
          <table:table-cell office:value-type="float" office:value="-27">
            <text:p>-27</text:p>
          </table:table-cell>
          <table:table-cell office:value-type="float" office:value="-47.25">
            <text:p>-47.25</text:p>
          </table:table-cell>
          <table:table-cell office:value-type="float" office:value="-0.00745558375634518">
            <text:p>-0.0074555838</text:p>
          </table:table-cell>
          <table:table-cell table:number-columns-repeated="2" office:value-type="float" office:value="-0.00115800308800823">
            <text:p>-0.0011580031</text:p>
          </table:table-cell>
          <table:table-cell office:value-type="float" office:value="0.974014404881922">
            <text:p>0.9740144049</text:p>
          </table:table-cell>
          <table:table-cell table:number-columns-repeated="2"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3194">
            <text:p>13194</text:p>
          </table:table-cell>
          <table:table-cell office:value-type="float" office:value="21700">
            <text:p>21700</text:p>
          </table:table-cell>
          <table:table-cell office:value-type="float" office:value="38920">
            <text:p>38920</text:p>
          </table:table-cell>
          <table:table-cell office:value-type="float" office:value="-478.5">
            <text:p>-478.5</text:p>
          </table:table-cell>
          <table:table-cell office:value-type="float" office:value="34.875">
            <text:p>34.875</text:p>
          </table:table-cell>
          <table:table-cell office:value-type="float" office:value="-487.5">
            <text:p>-487.5</text:p>
          </table:table-cell>
          <table:table-cell office:value-type="float" office:value="-0.0362664847658026">
            <text:p>-0.0362664848</text:p>
          </table:table-cell>
          <table:table-cell office:value-type="float" office:value="0.00160714285714286">
            <text:p>0.0016071429</text:p>
          </table:table-cell>
          <table:table-cell office:value-type="float" office:value="-0.0125256937307297">
            <text:p>-0.0125256937</text:p>
          </table:table-cell>
          <table:table-cell office:value-type="float" office:value="0.875645208837536">
            <text:p>0.8756452088</text:p>
          </table:table-cell>
          <table:table-cell office:value-type="float" office:value="1.0056300625">
            <text:p>1.0056300625</text:p>
          </table:table-cell>
          <table:table-cell office:value-type="float" office:value="0.956467582229181">
            <text:p>0.9564675822</text:p>
          </table:table-cell>
          <table:table-cell office:value-type="float" office:value="-18.7639027256512">
            <text:p>-18.7639027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0854">
            <text:p>10854</text:p>
          </table:table-cell>
          <table:table-cell office:value-type="float" office:value="21708">
            <text:p>21708</text:p>
          </table:table-cell>
          <table:table-cell office:value-type="float" office:value="40840">
            <text:p>40840</text:p>
          </table:table-cell>
          <table:table-cell office:value-type="float" office:value="-745">
            <text:p>-745</text:p>
          </table:table-cell>
          <table:table-cell office:value-type="float" office:value="-1490.125">
            <text:p>-1490.125</text:p>
          </table:table-cell>
          <table:table-cell office:value-type="float" office:value="-435">
            <text:p>-435</text:p>
          </table:table-cell>
          <table:table-cell office:value-type="float" office:value="-0.0686382900313249">
            <text:p>-0.06863829</text:p>
          </table:table-cell>
          <table:table-cell office:value-type="float" office:value="-0.0686440482771329">
            <text:p>-0.0686440483</text:p>
          </table:table-cell>
          <table:table-cell office:value-type="float" office:value="-0.0106513222331048">
            <text:p>-0.0106513222</text:p>
          </table:table-cell>
          <table:table-cell office:value-type="float" office:value="0.768999966012875">
            <text:p>0.768999966</text:p>
          </table:table-cell>
          <table:table-cell office:value-type="float" office:value="0.768981361543227">
            <text:p>0.7689813615</text:p>
          </table:table-cell>
          <table:table-cell office:value-type="float" office:value="0.962942735488148">
            <text:p>0.9629427355</text:p>
          </table:table-cell>
          <table:table-cell office:value-type="float" office:value="-9.74786908358566">
            <text:p>-9.7478690836</text:p>
          </table:table-cell>
          <table:table-cell office:value-type="float" office:value="-9.74702160385709">
            <text:p>-9.7470216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2330">
            <text:p>12330</text:p>
          </table:table-cell>
          <table:table-cell office:value-type="float" office:value="22224">
            <text:p>22224</text:p>
          </table:table-cell>
          <table:table-cell office:value-type="float" office:value="40020">
            <text:p>40020</text:p>
          </table:table-cell>
          <table:table-cell office:value-type="float" office:value="-866.875">
            <text:p>-866.875</text:p>
          </table:table-cell>
          <table:table-cell office:value-type="float" office:value="-154.5">
            <text:p>-154.5</text:p>
          </table:table-cell>
          <table:table-cell office:value-type="float" office:value="-220">
            <text:p>-220</text:p>
          </table:table-cell>
          <table:table-cell office:value-type="float" office:value="-0.0703061638280616">
            <text:p>-0.0703061638</text:p>
          </table:table-cell>
          <table:table-cell office:value-type="float" office:value="-0.00695194384449244">
            <text:p>-0.0069519438</text:p>
          </table:table-cell>
          <table:table-cell office:value-type="float" office:value="-0.00549725137431284">
            <text:p>-0.0054972514</text:p>
          </table:table-cell>
          <table:table-cell office:value-type="float" office:value="0.763616621679332">
            <text:p>0.7636166217</text:p>
          </table:table-cell>
          <table:table-cell office:value-type="float" office:value="0.975762922409782">
            <text:p>0.9757629224</text:p>
          </table:table-cell>
          <table:table-cell office:value-type="float" office:value="0.980818850944343">
            <text:p>0.9808188509</text:p>
          </table:table-cell>
          <table:table-cell office:value-type="float" office:value="-9.50819758739011">
            <text:p>-9.50819758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2870">
            <text:p>12870</text:p>
          </table:table-cell>
          <table:table-cell office:value-type="float" office:value="22740">
            <text:p>22740</text:p>
          </table:table-cell>
          <table:table-cell office:value-type="float" office:value="40866">
            <text:p>40866</text:p>
          </table:table-cell>
          <table:table-cell office:value-type="float" office:value="-470.875">
            <text:p>-470.875</text:p>
          </table:table-cell>
          <table:table-cell office:value-type="float" office:value="-235.5">
            <text:p>-235.5</text:p>
          </table:table-cell>
          <table:table-cell office:value-type="float" office:value="-511.875">
            <text:p>-511.875</text:p>
          </table:table-cell>
          <table:table-cell office:value-type="float" office:value="-0.0365870240870241">
            <text:p>-0.0365870241</text:p>
          </table:table-cell>
          <table:table-cell office:value-type="float" office:value="-0.0103562005277045">
            <text:p>-0.0103562005</text:p>
          </table:table-cell>
          <table:table-cell office:value-type="float" office:value="-0.0125256937307297">
            <text:p>-0.0125256937</text:p>
          </table:table-cell>
          <table:table-cell office:value-type="float" office:value="0.874569091945243">
            <text:p>0.8745690919</text:p>
          </table:table-cell>
          <table:table-cell office:value-type="float" office:value="0.9639635098962">
            <text:p>0.9639635099</text:p>
          </table:table-cell>
          <table:table-cell office:value-type="float" office:value="0.956467582229181">
            <text:p>0.9564675822</text:p>
          </table:table-cell>
          <table:table-cell office:value-type="float" office:value="-18.5964377248415">
            <text:p>-18.5964377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2210">
            <text:p>12210</text:p>
          </table:table-cell>
          <table:table-cell office:value-type="float" office:value="21921">
            <text:p>21921</text:p>
          </table:table-cell>
          <table:table-cell office:value-type="float" office:value="42882">
            <text:p>42882</text:p>
          </table:table-cell>
          <table:table-cell office:value-type="float" office:value="-174.875">
            <text:p>-174.875</text:p>
          </table:table-cell>
          <table:table-cell office:value-type="float" office:value="-193.5">
            <text:p>-193.5</text:p>
          </table:table-cell>
          <table:table-cell office:value-type="float" office:value="-456.75">
            <text:p>-456.75</text:p>
          </table:table-cell>
          <table:table-cell office:value-type="float" office:value="-0.0143222768222768">
            <text:p>-0.0143222768</text:p>
          </table:table-cell>
          <table:table-cell office:value-type="float" office:value="-0.0088271520459833">
            <text:p>-0.008827152</text:p>
          </table:table-cell>
          <table:table-cell office:value-type="float" office:value="-0.0106513222331048">
            <text:p>-0.0106513222</text:p>
          </table:table-cell>
          <table:table-cell office:value-type="float" office:value="0.950274081244244">
            <text:p>0.9502740812</text:p>
          </table:table-cell>
          <table:table-cell office:value-type="float" office:value="0.969257688321015">
            <text:p>0.9692576883</text:p>
          </table:table-cell>
          <table:table-cell office:value-type="float" office:value="0.962942735488148">
            <text:p>0.9629427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0854">
            <text:p>10854</text:p>
          </table:table-cell>
          <table:table-cell office:value-type="float" office:value="19953">
            <text:p>19953</text:p>
          </table:table-cell>
          <table:table-cell office:value-type="float" office:value="42021">
            <text:p>42021</text:p>
          </table:table-cell>
          <table:table-cell office:value-type="float" office:value="-543.75">
            <text:p>-543.75</text:p>
          </table:table-cell>
          <table:table-cell office:value-type="float" office:value="111.125">
            <text:p>111.125</text:p>
          </table:table-cell>
          <table:table-cell office:value-type="float" office:value="-231">
            <text:p>-231</text:p>
          </table:table-cell>
          <table:table-cell office:value-type="float" office:value="-0.0500967385295744">
            <text:p>-0.0500967385</text:p>
          </table:table-cell>
          <table:table-cell office:value-type="float" office:value="0.0055693379441688">
            <text:p>0.0055693379</text:p>
          </table:table-cell>
          <table:table-cell office:value-type="float" office:value="-0.00549725137431284">
            <text:p>-0.0054972514</text:p>
          </table:table-cell>
          <table:table-cell office:value-type="float" office:value="0.829580394240639">
            <text:p>0.8295803942</text:p>
          </table:table-cell>
          <table:table-cell office:value-type="float" office:value="1.01955347715386">
            <text:p>1.0195534772</text:p>
          </table:table-cell>
          <table:table-cell office:value-type="float" office:value="0.980818850944343">
            <text:p>0.9808188509</text:p>
          </table:table-cell>
          <table:table-cell office:value-type="float" office:value="-13.4866316303617">
            <text:p>-13.4866316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10435">
            <text:p>10435</text:p>
          </table:table-cell>
          <table:table-cell office:value-type="float" office:value="19987">
            <text:p>19987</text:p>
          </table:table-cell>
          <table:table-cell office:value-type="float" office:value="39795">
            <text:p>39795</text:p>
          </table:table-cell>
          <table:table-cell office:value-type="float" office:value="-164.5">
            <text:p>-164.5</text:p>
          </table:table-cell>
          <table:table-cell office:value-type="float" office:value="-209.875">
            <text:p>-209.875</text:p>
          </table:table-cell>
          <table:table-cell office:value-type="float" office:value="-412.125">
            <text:p>-412.125</text:p>
          </table:table-cell>
          <table:table-cell office:value-type="float" office:value="-0.015764254911356">
            <text:p>-0.0157642549</text:p>
          </table:table-cell>
          <table:table-cell office:value-type="float" office:value="-0.0105005753739931">
            <text:p>-0.0105005754</text:p>
          </table:table-cell>
          <table:table-cell office:value-type="float" office:value="-0.0103562005277045">
            <text:p>-0.0103562005</text:p>
          </table:table-cell>
          <table:table-cell office:value-type="float" office:value="0.945312190806758">
            <text:p>0.9453121908</text:p>
          </table:table-cell>
          <table:table-cell office:value-type="float" office:value="0.963464099874067">
            <text:p>0.9634640999</text:p>
          </table:table-cell>
          <table:table-cell office:value-type="float" office:value="0.9639635098962">
            <text:p>0.9639635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1875">
            <text:p>11875</text:p>
          </table:table-cell>
          <table:table-cell office:value-type="float" office:value="20340">
            <text:p>20340</text:p>
          </table:table-cell>
          <table:table-cell office:value-type="float" office:value="36708">
            <text:p>36708</text:p>
          </table:table-cell>
          <table:table-cell office:value-type="float" office:value="-366.75">
            <text:p>-366.75</text:p>
          </table:table-cell>
          <table:table-cell office:value-type="float" office:value="-491.375">
            <text:p>-491.375</text:p>
          </table:table-cell>
          <table:table-cell office:value-type="float" office:value="-266.25">
            <text:p>-266.25</text:p>
          </table:table-cell>
          <table:table-cell office:value-type="float" office:value="-0.0308842105263158">
            <text:p>-0.0308842105</text:p>
          </table:table-cell>
          <table:table-cell office:value-type="float" office:value="-0.0241580629301868">
            <text:p>-0.0241580629</text:p>
          </table:table-cell>
          <table:table-cell office:value-type="float" office:value="-0.00725318731611638">
            <text:p>-0.0072531873</text:p>
          </table:table-cell>
          <table:table-cell office:value-type="float" office:value="0.893774778699169">
            <text:p>0.8937747787</text:p>
          </table:table-cell>
          <table:table-cell office:value-type="float" office:value="0.916590659273242">
            <text:p>0.9165906593</text:p>
          </table:table-cell>
          <table:table-cell office:value-type="float" office:value="0.974716957497028">
            <text:p>0.9747169575</text:p>
          </table:table-cell>
          <table:table-cell office:value-type="float" office:value="-22.0950302358032">
            <text:p>-22.0950302358</text:p>
          </table:table-cell>
          <table:table-cell office:value-type="float" office:value="-28.3441810567038">
            <text:p>-28.3441810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11457">
            <text:p>11457</text:p>
          </table:table-cell>
          <table:table-cell office:value-type="float" office:value="19636">
            <text:p>19636</text:p>
          </table:table-cell>
          <table:table-cell office:value-type="float" office:value="37216">
            <text:p>37216</text:p>
          </table:table-cell>
          <table:table-cell office:value-type="float" office:value="-919.875">
            <text:p>-919.875</text:p>
          </table:table-cell>
          <table:table-cell office:value-type="float" office:value="-331.833333333333">
            <text:p>-331.8333333333</text:p>
          </table:table-cell>
          <table:table-cell office:value-type="float" office:value="-1150.5">
            <text:p>-1150.5</text:p>
          </table:table-cell>
          <table:table-cell office:value-type="float" office:value="-0.0802893427598848">
            <text:p>-0.0802893428</text:p>
          </table:table-cell>
          <table:table-cell office:value-type="float" office:value="-0.0168992327018402">
            <text:p>-0.0168992327</text:p>
          </table:table-cell>
          <table:table-cell office:value-type="float" office:value="-0.0309141229578676">
            <text:p>-0.030914123</text:p>
          </table:table-cell>
          <table:table-cell office:value-type="float" office:value="0.731622202319599">
            <text:p>0.7316222023</text:p>
          </table:table-cell>
          <table:table-cell office:value-type="float" office:value="0.941412430312745">
            <text:p>0.9414124303</text:p>
          </table:table-cell>
          <table:table-cell office:value-type="float" office:value="0.893673708324042">
            <text:p>0.8936737083</text:p>
          </table:table-cell>
          <table:table-cell office:value-type="float" office:value="-8.28170813238162">
            <text:p>-8.2817081324</text:p>
          </table:table-cell>
          <table:table-cell office:value-type="float" office:value="0">
            <text:p>0</text:p>
          </table:table-cell>
          <table:table-cell office:value-type="float" office:value="-22.0733122573927">
            <text:p>-22.073312257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11902">
            <text:p>11902</text:p>
          </table:table-cell>
          <table:table-cell office:value-type="float" office:value="20136">
            <text:p>20136</text:p>
          </table:table-cell>
          <table:table-cell office:value-type="float" office:value="37551">
            <text:p>37551</text:p>
          </table:table-cell>
          <table:table-cell office:value-type="float" office:value="-560.5">
            <text:p>-560.5</text:p>
          </table:table-cell>
          <table:table-cell office:value-type="float" office:value="-912.5">
            <text:p>-912.5</text:p>
          </table:table-cell>
          <table:table-cell office:value-type="float" office:value="-1056.5">
            <text:p>-1056.5</text:p>
          </table:table-cell>
          <table:table-cell office:value-type="float" office:value="-0.0470929255587296">
            <text:p>-0.0470929256</text:p>
          </table:table-cell>
          <table:table-cell office:value-type="float" office:value="-0.0453168454509337">
            <text:p>-0.0453168455</text:p>
          </table:table-cell>
          <table:table-cell office:value-type="float" office:value="-0.0281350696386248">
            <text:p>-0.0281350696</text:p>
          </table:table-cell>
          <table:table-cell office:value-type="float" office:value="0.839521538074299">
            <text:p>0.8395215381</text:p>
          </table:table-cell>
          <table:table-cell office:value-type="float" office:value="0.845416129225715">
            <text:p>0.8454161292</text:p>
          </table:table-cell>
          <table:table-cell office:value-type="float" office:value="0.903078757266211">
            <text:p>0.9030787573</text:p>
          </table:table-cell>
          <table:table-cell office:value-type="float" office:value="-14.3693515940005">
            <text:p>-14.369351594</text:p>
          </table:table-cell>
          <table:table-cell office:value-type="float" office:value="-14.9463221228625">
            <text:p>-14.9463221229</text:p>
          </table:table-cell>
          <table:table-cell office:value-type="float" office:value="-24.288190459398">
            <text:p>-24.288190459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91">
            <text:p>891</text:p>
          </table:table-cell>
          <table:table-cell office:value-type="float" office:value="1303">
            <text:p>1303</text:p>
          </table:table-cell>
          <table:table-cell office:value-type="float" office:value="1946">
            <text:p>1946</text:p>
          </table:table-cell>
          <table:table-cell office:value-type="float" office:value="11014">
            <text:p>11014</text:p>
          </table:table-cell>
          <table:table-cell office:value-type="float" office:value="19656">
            <text:p>19656</text:p>
          </table:table-cell>
          <table:table-cell office:value-type="float" office:value="35595">
            <text:p>35595</text:p>
          </table:table-cell>
          <table:table-cell office:value-type="float" office:value="-419">
            <text:p>-419</text:p>
          </table:table-cell>
          <table:table-cell office:value-type="float" office:value="-928.333333333333">
            <text:p>-928.3333333333</text:p>
          </table:table-cell>
          <table:table-cell office:value-type="float" office:value="-1507">
            <text:p>-1507</text:p>
          </table:table-cell>
          <table:table-cell office:value-type="float" office:value="-0.0380424913746141">
            <text:p>-0.0380424914</text:p>
          </table:table-cell>
          <table:table-cell office:value-type="float" office:value="-0.0472290055623389">
            <text:p>-0.0472290056</text:p>
          </table:table-cell>
          <table:table-cell office:value-type="float" office:value="-0.0423374069391768">
            <text:p>-0.0423374069</text:p>
          </table:table-cell>
          <table:table-cell office:value-type="float" office:value="0.869687853242826">
            <text:p>0.8696878532</text:p>
          </table:table-cell>
          <table:table-cell office:value-type="float" office:value="0.839070415305972">
            <text:p>0.8390704153</text:p>
          </table:table-cell>
          <table:table-cell office:value-type="float" office:value="0.855332289524495">
            <text:p>0.8553322895</text:p>
          </table:table-cell>
          <table:table-cell office:value-type="float" office:value="-17.8715275566946">
            <text:p>-17.8715275567</text:p>
          </table:table-cell>
          <table:table-cell office:value-type="float" office:value="-14.3269346123202">
            <text:p>-14.3269346123</text:p>
          </table:table-cell>
          <table:table-cell office:value-type="float" office:value="-16.0229077270496">
            <text:p>-16.02290772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4">
            <text:p>4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9936">
            <text:p>9936</text:p>
          </table:table-cell>
          <table:table-cell office:value-type="float" office:value="18809">
            <text:p>18809</text:p>
          </table:table-cell>
          <table:table-cell office:value-type="float" office:value="38736">
            <text:p>38736</text:p>
          </table:table-cell>
          <table:table-cell office:value-type="float" office:value="-728.833333333333">
            <text:p>-728.8333333333</text:p>
          </table:table-cell>
          <table:table-cell office:value-type="float" office:value="-1023.16666666667">
            <text:p>-1023.1666666667</text:p>
          </table:table-cell>
          <table:table-cell office:value-type="float" office:value="-1243.66666666667">
            <text:p>-1243.6666666667</text:p>
          </table:table-cell>
          <table:table-cell office:value-type="float" office:value="-0.0733527911969941">
            <text:p>-0.0733527912</text:p>
          </table:table-cell>
          <table:table-cell office:value-type="float" office:value="-0.0543977174047885">
            <text:p>-0.0543977174</text:p>
          </table:table-cell>
          <table:table-cell office:value-type="float" office:value="-0.0321062233236954">
            <text:p>-0.0321062233</text:p>
          </table:table-cell>
          <table:table-cell office:value-type="float" office:value="0.753811269484245">
            <text:p>0.7538112695</text:p>
          </table:table-cell>
          <table:table-cell office:value-type="float" office:value="0.815407847934589">
            <text:p>0.8154078479</text:p>
          </table:table-cell>
          <table:table-cell office:value-type="float" office:value="0.889648605136244">
            <text:p>0.8896486051</text:p>
          </table:table-cell>
          <table:table-cell office:value-type="float" office:value="-9.09852609901668">
            <text:p>-9.098526099</text:p>
          </table:table-cell>
          <table:table-cell office:value-type="float" office:value="-12.3924065184373">
            <text:p>-12.3924065184</text:p>
          </table:table-cell>
          <table:table-cell office:value-type="float" office:value="-21.2407260417335">
            <text:p>-21.240726041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8163">
            <text:p>8163</text:p>
          </table:table-cell>
          <table:table-cell office:value-type="float" office:value="16326">
            <text:p>16326</text:p>
          </table:table-cell>
          <table:table-cell office:value-type="float" office:value="35256">
            <text:p>35256</text:p>
          </table:table-cell>
          <table:table-cell office:value-type="float" office:value="-858.6">
            <text:p>-858.6</text:p>
          </table:table-cell>
          <table:table-cell office:value-type="float" office:value="-1816.25">
            <text:p>-1816.25</text:p>
          </table:table-cell>
          <table:table-cell office:value-type="float" office:value="0">
            <text:p>0</text:p>
          </table:table-cell>
          <table:table-cell office:value-type="float" office:value="-0.105181918412348">
            <text:p>-0.1051819184</text:p>
          </table:table-cell>
          <table:table-cell office:value-type="float" office:value="-0.111248928090163">
            <text:p>-0.1112489281</text:p>
          </table:table-cell>
          <table:table-cell office:value-type="float" office:value="0">
            <text:p>0</text:p>
          </table:table-cell>
          <table:table-cell office:value-type="float" office:value="0.653547228040148">
            <text:p>0.653547228</text:p>
          </table:table-cell>
          <table:table-cell office:value-type="float" office:value="0.634886346726802">
            <text:p>0.6348863467</text:p>
          </table:table-cell>
          <table:table-cell office:value-type="float" office:value="1.03">
            <text:p>1.03</text:p>
          </table:table-cell>
          <table:table-cell office:value-type="float" office:value="-6.23699253147218">
            <text:p>-6.2369925315</text:p>
          </table:table-cell>
          <table:table-cell office:value-type="float" office:value="-5.87721210431621">
            <text:p>-5.8772121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502">
            <text:p>7502</text:p>
          </table:table-cell>
          <table:table-cell office:value-type="float" office:value="15384">
            <text:p>15384</text:p>
          </table:table-cell>
          <table:table-cell office:value-type="float" office:value="35511">
            <text:p>35511</text:p>
          </table:table-cell>
          <table:table-cell office:value-type="float" office:value="-1100">
            <text:p>-1100</text:p>
          </table:table-cell>
          <table:table-cell office:value-type="float" office:value="-2256">
            <text:p>-2256</text:p>
          </table:table-cell>
          <table:table-cell office:value-type="float" office:value="0">
            <text:p>0</text:p>
          </table:table-cell>
          <table:table-cell office:value-type="float" office:value="-0.146627565982405">
            <text:p>-0.146627566</text:p>
          </table:table-cell>
          <table:table-cell office:value-type="float" office:value="-0.146645865834633">
            <text:p>-0.1466458658</text:p>
          </table:table-cell>
          <table:table-cell office:value-type="float" office:value="0">
            <text:p>0</text:p>
          </table:table-cell>
          <table:table-cell office:value-type="float" office:value="0.528942819549196">
            <text:p>0.5289428195</text:p>
          </table:table-cell>
          <table:table-cell office:value-type="float" office:value="0.528889289112906">
            <text:p>0.5288892891</text:p>
          </table:table-cell>
          <table:table-cell office:value-type="float" office:value="1.03">
            <text:p>1.03</text:p>
          </table:table-cell>
          <table:table-cell office:value-type="float" office:value="-4.37153527739087">
            <text:p>-4.3715352774</text:p>
          </table:table-cell>
          <table:table-cell office:value-type="float" office:value="-4.37094412777617">
            <text:p>-4.3709441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5">
            <text:p>5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6731">
            <text:p>6731</text:p>
          </table:table-cell>
          <table:table-cell office:value-type="float" office:value="14810">
            <text:p>14810</text:p>
          </table:table-cell>
          <table:table-cell office:value-type="float" office:value="35769">
            <text:p>35769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8">
            <text:p>0.98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5">
            <text:p>5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6040">
            <text:p>6040</text:p>
          </table:table-cell>
          <table:table-cell office:value-type="float" office:value="13942">
            <text:p>13942</text:p>
          </table:table-cell>
          <table:table-cell office:value-type="float" office:value="36028">
            <text:p>36028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office:value-type="float" office:value="11107.75">
            <text:p>11107.75</text:p>
          </table:table-cell>
          <table:table-cell office:value-type="float" office:value="34800.5">
            <text:p>34800.5</text:p>
          </table:table-cell>
          <table:table-cell office:value-type="float" office:value="18.9075">
            <text:p>18.9075</text:p>
          </table:table-cell>
          <table:table-cell table:number-columns-repeated="3" office:value-type="float" office:value="5">
            <text:p>5</text:p>
          </table:table-cell>
          <table:table-cell office:value-type="float" office:value="685">
            <text:p>685</text:p>
          </table:table-cell>
          <table:table-cell table:number-columns-repeated="2" office:value-type="float" office:value="1678">
            <text:p>1678</text:p>
          </table:table-cell>
          <table:table-cell office:value-type="float" office:value="5420">
            <text:p>5420</text:p>
          </table:table-cell>
          <table:table-cell office:value-type="float" office:value="13152">
            <text:p>13152</text:p>
          </table:table-cell>
          <table:table-cell office:value-type="float" office:value="36288">
            <text:p>36288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8">
            <text:p>0.98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45.333333333333">
            <text:p>245.3333333333</text:p>
          </table:table-cell>
          <table:table-cell office:value-type="float" office:value="10922.6666666667">
            <text:p>10922.6666666667</text:p>
          </table:table-cell>
          <table:table-cell office:value-type="float" office:value="36393">
            <text:p>36393</text:p>
          </table:table-cell>
          <table:table-cell office:value-type="float" office:value="19.8666666666667">
            <text:p>19.8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715">
            <text:p>715</text:p>
          </table:table-cell>
          <table:table-cell table:number-columns-repeated="2" office:value-type="float" office:value="1695">
            <text:p>1695</text:p>
          </table:table-cell>
          <table:table-cell office:value-type="float" office:value="4863">
            <text:p>4863</text:p>
          </table:table-cell>
          <table:table-cell office:value-type="float" office:value="12586">
            <text:p>12586</text:p>
          </table:table-cell>
          <table:table-cell office:value-type="float" office:value="36551">
            <text:p>36551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13" table:number-columns-repeated="2" table:default-cell-style-name="Default"/>
        <table:table-column table:style-name="co20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6">
            <text:p>26.6</text:p>
          </table:table-cell>
          <table:table-cell office:value-type="float" office:value="48.6">
            <text:p>48.6</text:p>
          </table:table-cell>
          <table:table-cell office:value-type="float" office:value="53.4">
            <text:p>53.4</text:p>
          </table:table-cell>
          <table:table-cell office:value-type="float" office:value="26303">
            <text:p>26303</text:p>
          </table:table-cell>
          <table:table-cell office:value-type="float" office:value="28180">
            <text:p>28180</text:p>
          </table:table-cell>
          <table:table-cell office:value-type="float" office:value="30871">
            <text:p>308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3:39.40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230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30">
                <text:p>1033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589">
                <text:p>1058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7243">
                <text:p>1724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535">
                <text:p>11535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2434">
                <text:p>12434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285">
                <text:p>8285</text:p>
              </table:table-cell>
              <table:table-cell office:value-type="float" office:value="11486">
                <text:p>11486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736">
                <text:p>12736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652">
                <text:p>13652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588">
                <text:p>13588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370">
                <text:p>8370</text:p>
              </table:table-cell>
              <table:table-cell office:value-type="float" office:value="13725">
                <text:p>13725</text:p>
              </table:table-cell>
              <table:table-cell office:value-type="float" office:value="23262">
                <text:p>2326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912">
                <text:p>9912</text:p>
              </table:table-cell>
              <table:table-cell office:value-type="float" office:value="15070">
                <text:p>15070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41">
                <text:p>11041</text:p>
              </table:table-cell>
              <table:table-cell office:value-type="float" office:value="14812">
                <text:p>14812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680">
                <text:p>10680</text:p>
              </table:table-cell>
              <table:table-cell office:value-type="float" office:value="15300">
                <text:p>15300</text:p>
              </table:table-cell>
              <table:table-cell office:value-type="float" office:value="24327">
                <text:p>243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288">
                <text:p>10288</text:p>
              </table:table-cell>
              <table:table-cell office:value-type="float" office:value="17038">
                <text:p>17038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51">
                <text:p>10551</text:p>
              </table:table-cell>
              <table:table-cell office:value-type="float" office:value="17900">
                <text:p>17900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66">
                <text:p>10966</text:p>
              </table:table-cell>
              <table:table-cell office:value-type="float" office:value="18365">
                <text:p>18365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890">
                <text:p>11890</text:p>
              </table:table-cell>
              <table:table-cell office:value-type="float" office:value="17900">
                <text:p>17900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60">
                <text:p>13360</text:p>
              </table:table-cell>
              <table:table-cell office:value-type="float" office:value="18154">
                <text:p>18154</text:p>
              </table:table-cell>
              <table:table-cell office:value-type="float" office:value="29980">
                <text:p>2998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19336">
                <text:p>19336</text:p>
              </table:table-cell>
              <table:table-cell office:value-type="float" office:value="30957">
                <text:p>3095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820">
                <text:p>13820</text:p>
              </table:table-cell>
              <table:table-cell office:value-type="float" office:value="19930">
                <text:p>19930</text:p>
              </table:table-cell>
              <table:table-cell office:value-type="float" office:value="28689">
                <text:p>2868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138">
                <text:p>20138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04">
                <text:p>13804</text:p>
              </table:table-cell>
              <table:table-cell office:value-type="float" office:value="21958">
                <text:p>21958</text:p>
              </table:table-cell>
              <table:table-cell office:value-type="float" office:value="31094">
                <text:p>3109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345">
                <text:p>14345</text:p>
              </table:table-cell>
              <table:table-cell office:value-type="float" office:value="22225">
                <text:p>22225</text:p>
              </table:table-cell>
              <table:table-cell office:value-type="float" office:value="32377">
                <text:p>3237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20">
                <text:p>14920</text:p>
              </table:table-cell>
              <table:table-cell office:value-type="float" office:value="20569">
                <text:p>20569</text:p>
              </table:table-cell>
              <table:table-cell office:value-type="float" office:value="34539">
                <text:p>3453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2">
                <text:p>15572</text:p>
              </table:table-cell>
              <table:table-cell office:value-type="float" office:value="22296">
                <text:p>22296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568">
                <text:p>23568</text:p>
              </table:table-cell>
              <table:table-cell office:value-type="float" office:value="40937">
                <text:p>4093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55">
                <text:p>16755</text:p>
              </table:table-cell>
              <table:table-cell office:value-type="float" office:value="23180">
                <text:p>23180</text:p>
              </table:table-cell>
              <table:table-cell office:value-type="float" office:value="39112">
                <text:p>3911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4628">
                <text:p>24628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297">
                <text:p>26297</text:p>
              </table:table-cell>
              <table:table-cell office:value-type="float" office:value="43496">
                <text:p>434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55">
                <text:p>16655</text:p>
              </table:table-cell>
              <table:table-cell office:value-type="float" office:value="28106">
                <text:p>28106</text:p>
              </table:table-cell>
              <table:table-cell office:value-type="float" office:value="44917">
                <text:p>4491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709">
                <text:p>28709</text:p>
              </table:table-cell>
              <table:table-cell office:value-type="float" office:value="48521">
                <text:p>4852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208">
                <text:p>30208</text:p>
              </table:table-cell>
              <table:table-cell office:value-type="float" office:value="51356">
                <text:p>5135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044">
                <text:p>31044</text:p>
              </table:table-cell>
              <table:table-cell office:value-type="float" office:value="49738">
                <text:p>497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987">
                <text:p>4798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960">
                <text:p>33960</text:p>
              </table:table-cell>
              <table:table-cell office:value-type="float" office:value="47774">
                <text:p>477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58">
                <text:p>35358</text:p>
              </table:table-cell>
              <table:table-cell office:value-type="float" office:value="50012">
                <text:p>5001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302">
                <text:p>23302</text:p>
              </table:table-cell>
              <table:table-cell office:value-type="float" office:value="34842">
                <text:p>34842</text:p>
              </table:table-cell>
              <table:table-cell office:value-type="float" office:value="49767">
                <text:p>4976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1212">
                <text:p>5121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078">
                <text:p>34078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442">
                <text:p>35442</text:p>
              </table:table-cell>
              <table:table-cell office:value-type="float" office:value="51762">
                <text:p>5176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604">
                <text:p>34604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2860">
                <text:p>32860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590">
                <text:p>25590</text:p>
              </table:table-cell>
              <table:table-cell office:value-type="float" office:value="33624">
                <text:p>33624</text:p>
              </table:table-cell>
              <table:table-cell office:value-type="float" office:value="52523">
                <text:p>525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416">
                <text:p>34416</text:p>
              </table:table-cell>
              <table:table-cell office:value-type="float" office:value="49706">
                <text:p>4970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4386">
                <text:p>34386</text:p>
              </table:table-cell>
              <table:table-cell office:value-type="float" office:value="51090">
                <text:p>5109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5025">
                <text:p>35025</text:p>
              </table:table-cell>
              <table:table-cell office:value-type="float" office:value="51853">
                <text:p>5185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698">
                <text:p>36698</text:p>
              </table:table-cell>
              <table:table-cell office:value-type="float" office:value="53798">
                <text:p>5379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530">
                <text:p>25530</text:p>
              </table:table-cell>
              <table:table-cell office:value-type="float" office:value="33612">
                <text:p>33612</text:p>
              </table:table-cell>
              <table:table-cell office:value-type="float" office:value="48822">
                <text:p>4882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555">
                <text:p>21555</text:p>
              </table:table-cell>
              <table:table-cell office:value-type="float" office:value="32926">
                <text:p>32926</text:p>
              </table:table-cell>
              <table:table-cell office:value-type="float" office:value="50005">
                <text:p>500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7604">
                <text:p>17604</text:p>
              </table:table-cell>
              <table:table-cell office:value-type="float" office:value="30036">
                <text:p>30036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7910">
                <text:p>17910</text:p>
              </table:table-cell>
              <table:table-cell office:value-type="float" office:value="31363">
                <text:p>31363</text:p>
              </table:table-cell>
              <table:table-cell office:value-type="float" office:value="52243">
                <text:p>5224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5840">
                <text:p>15840</text:p>
              </table:table-cell>
              <table:table-cell office:value-type="float" office:value="30710">
                <text:p>30710</text:p>
              </table:table-cell>
              <table:table-cell office:value-type="float" office:value="44497">
                <text:p>4449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076">
                <text:p>14076</text:p>
              </table:table-cell>
              <table:table-cell office:value-type="float" office:value="27910">
                <text:p>27910</text:p>
              </table:table-cell>
              <table:table-cell office:value-type="float" office:value="47526">
                <text:p>4752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362">
                <text:p>16362</text:p>
              </table:table-cell>
              <table:table-cell office:value-type="float" office:value="28412">
                <text:p>28412</text:p>
              </table:table-cell>
              <table:table-cell office:value-type="float" office:value="49252">
                <text:p>4925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7784">
                <text:p>17784</text:p>
              </table:table-cell>
              <table:table-cell office:value-type="float" office:value="29640">
                <text:p>29640</text:p>
              </table:table-cell>
              <table:table-cell office:value-type="float" office:value="51083">
                <text:p>5108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840">
                <text:p>15840</text:p>
              </table:table-cell>
              <table:table-cell office:value-type="float" office:value="28500">
                <text:p>28500</text:p>
              </table:table-cell>
              <table:table-cell office:value-type="float" office:value="42945">
                <text:p>4294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076">
                <text:p>14076</text:p>
              </table:table-cell>
              <table:table-cell office:value-type="float" office:value="25890">
                <text:p>25890</text:p>
              </table:table-cell>
              <table:table-cell office:value-type="float" office:value="41244">
                <text:p>4124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5462">
                <text:p>15462</text:p>
              </table:table-cell>
              <table:table-cell office:value-type="float" office:value="24543">
                <text:p>24543</text:p>
              </table:table-cell>
              <table:table-cell office:value-type="float" office:value="42063">
                <text:p>4206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2600">
                <text:p>12600</text:p>
              </table:table-cell>
              <table:table-cell office:value-type="float" office:value="23140">
                <text:p>23140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2492">
                <text:p>12492</text:p>
              </table:table-cell>
              <table:table-cell office:value-type="float" office:value="22678">
                <text:p>22678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3742">
                <text:p>23742</text:p>
              </table:table-cell>
              <table:table-cell office:value-type="float" office:value="41244">
                <text:p>4124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4660">
                <text:p>24660</text:p>
              </table:table-cell>
              <table:table-cell office:value-type="float" office:value="43155">
                <text:p>4315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3885">
                <text:p>23885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492">
                <text:p>12492</text:p>
              </table:table-cell>
              <table:table-cell office:value-type="float" office:value="23290">
                <text:p>23290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184">
                <text:p>14184</text:p>
              </table:table-cell>
              <table:table-cell office:value-type="float" office:value="23316">
                <text:p>23316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194">
                <text:p>13194</text:p>
              </table:table-cell>
              <table:table-cell office:value-type="float" office:value="21700">
                <text:p>21700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0854">
                <text:p>10854</text:p>
              </table:table-cell>
              <table:table-cell office:value-type="float" office:value="21708">
                <text:p>21708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2330">
                <text:p>12330</text:p>
              </table:table-cell>
              <table:table-cell office:value-type="float" office:value="22224">
                <text:p>22224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870">
                <text:p>12870</text:p>
              </table:table-cell>
              <table:table-cell office:value-type="float" office:value="22740">
                <text:p>22740</text:p>
              </table:table-cell>
              <table:table-cell office:value-type="float" office:value="40866">
                <text:p>4086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210">
                <text:p>12210</text:p>
              </table:table-cell>
              <table:table-cell office:value-type="float" office:value="21921">
                <text:p>21921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854">
                <text:p>10854</text:p>
              </table:table-cell>
              <table:table-cell office:value-type="float" office:value="19953">
                <text:p>19953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435">
                <text:p>10435</text:p>
              </table:table-cell>
              <table:table-cell office:value-type="float" office:value="19987">
                <text:p>19987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1875">
                <text:p>11875</text:p>
              </table:table-cell>
              <table:table-cell office:value-type="float" office:value="20340">
                <text:p>20340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457">
                <text:p>11457</text:p>
              </table:table-cell>
              <table:table-cell office:value-type="float" office:value="19636">
                <text:p>19636</text:p>
              </table:table-cell>
              <table:table-cell office:value-type="float" office:value="37216">
                <text:p>3721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902">
                <text:p>11902</text:p>
              </table:table-cell>
              <table:table-cell office:value-type="float" office:value="20136">
                <text:p>20136</text:p>
              </table:table-cell>
              <table:table-cell office:value-type="float" office:value="37551">
                <text:p>3755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014">
                <text:p>11014</text:p>
              </table:table-cell>
              <table:table-cell office:value-type="float" office:value="19656">
                <text:p>19656</text:p>
              </table:table-cell>
              <table:table-cell office:value-type="float" office:value="35595">
                <text:p>35595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9936">
                <text:p>9936</text:p>
              </table:table-cell>
              <table:table-cell office:value-type="float" office:value="18809">
                <text:p>18809</text:p>
              </table:table-cell>
              <table:table-cell office:value-type="float" office:value="38736">
                <text:p>3873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8163">
                <text:p>8163</text:p>
              </table:table-cell>
              <table:table-cell office:value-type="float" office:value="16326">
                <text:p>16326</text:p>
              </table:table-cell>
              <table:table-cell office:value-type="float" office:value="35256">
                <text:p>3525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502">
                <text:p>7502</text:p>
              </table:table-cell>
              <table:table-cell office:value-type="float" office:value="15384">
                <text:p>15384</text:p>
              </table:table-cell>
              <table:table-cell office:value-type="float" office:value="35511">
                <text:p>3551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6731">
                <text:p>6731</text:p>
              </table:table-cell>
              <table:table-cell office:value-type="float" office:value="14810">
                <text:p>14810</text:p>
              </table:table-cell>
              <table:table-cell office:value-type="float" office:value="35769">
                <text:p>3576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040">
                <text:p>6040</text:p>
              </table:table-cell>
              <table:table-cell office:value-type="float" office:value="13942">
                <text:p>13942</text:p>
              </table:table-cell>
              <table:table-cell office:value-type="float" office:value="36028">
                <text:p>36028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420">
                <text:p>5420</text:p>
              </table:table-cell>
              <table:table-cell office:value-type="float" office:value="13152">
                <text:p>13152</text:p>
              </table:table-cell>
              <table:table-cell office:value-type="float" office:value="36288">
                <text:p>3628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4863">
                <text:p>4863</text:p>
              </table:table-cell>
              <table:table-cell office:value-type="float" office:value="12586">
                <text:p>12586</text:p>
              </table:table-cell>
              <table:table-cell office:value-type="float" office:value="36551">
                <text:p>36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107.75">
                <text:p>11107.7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922.6666666667">
                <text:p>1092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075">
                <text:p>18.907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8666666666667">
                <text:p>19.8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788432222009">
                <text:p>1.1178843222200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751248202017">
                <text:p>1.1275124820201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052314849675">
                <text:p>1.0205231484967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132539916529">
                <text:p>1.0613253991652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712891284337">
                <text:p>1.1171289128433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039611839375">
                <text:p>1.110396118393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672256538813">
                <text:p>1.016722565388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662184773318">
                <text:p>1.0466218477331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359475585632">
                <text:p>1.0935947558563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158281743998">
                <text:p>1.1315828174399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7045387367341">
                <text:p>1.1704538736734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342503840399">
                <text:p>1.1334250384039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118319231553">
                <text:p>1.1411831923155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5566219760172">
                <text:p>1.1556621976017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261366782274">
                <text:p>1.1226136678227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945002809166">
                <text:p>1.1294500280916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020257211268">
                <text:p>1.2102025721126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182537944755">
                <text:p>1.1118253794475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068539483786">
                <text:p>1.1406853948378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298095730537">
                <text:p>1.102980957305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9065146661706">
                <text:p>1.0906514666170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85522114128">
                <text:p>1.08552211412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746230578109">
                <text:p>1.1574623057810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3549307940407">
                <text:p>1.1354930794040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469643927088">
                <text:p>1.1246964392708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692339287397">
                <text:p>1.169233928739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038905476411">
                <text:p>1.1803890547641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91400588932">
                <text:p>1.159140058893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001625084518">
                <text:p>1.1300162508451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59146222805">
                <text:p>1.1745914622280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640626095281">
                <text:p>1.1564062609528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764246890789">
                <text:p>1.1576424689078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127457173345">
                <text:p>1.1812745717334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8058523684937">
                <text:p>1.1805852368493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073960516673">
                <text:p>1.1207396051667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890357628334">
                <text:p>1.0689035762833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58800311265">
                <text:p>1.065880031126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450717688126">
                <text:p>1.0045071768812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3518109845961">
                <text:p>0.97351810984596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82907252162">
                <text:p>1.05482907252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59835464808">
                <text:p>1.0465983546480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065693422005">
                <text:p>1.0506569342200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0825413890565">
                <text:p>1.0082541389056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936154619019">
                <text:p>1.0593615461901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449958893247">
                <text:p>1.0444995889324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50315656684621">
                <text:p>0.95031565668462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4465605526623">
                <text:p>0.98446560552662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4948986431126">
                <text:p>0.96494898643112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8908792822837">
                <text:p>0.98890879282283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46577604841873">
                <text:p>0.946577604841873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0202033315315">
                <text:p>1.0020203331531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38536950628062">
                <text:p>0.93853695062806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92253670304114">
                <text:p>0.99225367030411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907417392069974">
                <text:p>0.90741739206997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21780818819795">
                <text:p>0.921780818819795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27608197843179">
                <text:p>0.92760819784317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872100213313814">
                <text:p>0.87210021331381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15516069252078">
                <text:p>0.91551606925207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43877040580517">
                <text:p>0.843877040580517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43250381074961">
                <text:p>0.943250381074961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9680640879466">
                <text:p>0.9968064087946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35776175587548">
                <text:p>0.93577617558754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76209525331353">
                <text:p>0.97620952533135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52884961165279">
                <text:p>0.95288496116527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60703961765935">
                <text:p>0.96070396176593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85980494432309">
                <text:p>0.98598049443230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95949617495429">
                <text:p>0.99594961749542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056300625">
                <text:p>1.005630062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768981361543227">
                <text:p>0.768981361543227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75762922409782">
                <text:p>0.97576292240978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39635098962">
                <text:p>0.963963509896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9257688321015">
                <text:p>0.96925768832101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.01955347715386">
                <text:p>1.0195534771538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63464099874067">
                <text:p>0.96346409987406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16590659273242">
                <text:p>0.91659065927324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41412430312745">
                <text:p>0.941412430312745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45416129225715">
                <text:p>0.84541612922571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39070415305972">
                <text:p>0.839070415305972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15407847934589">
                <text:p>0.81540784793458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634886346726802">
                <text:p>0.63488634672680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528889289112906">
                <text:p>0.52888928911290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4800.5">
                <text:p>34800.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6393">
                <text:p>3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